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8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5983b0"/>
    </style:style>
    <style:style style:name="ce18" style:family="table-cell" style:parent-style-name="Default">
      <style:table-cell-properties fo:background-color="#ad83eb"/>
    </style:style>
    <style:style style:name="ce5" style:family="table-cell" style:parent-style-name="Default" style:data-style-name="N113"/>
    <style:style style:name="ce6" style:family="table-cell" style:parent-style-name="Default" style:data-style-name="N107"/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fo:border="0.74pt solid #000000"/>
    </style:style>
    <style:style style:name="ce10" style:family="table-cell" style:parent-style-name="Default">
      <style:table-cell-properties fo:background-color="#5983b0" fo:border="0.74pt solid #000000"/>
    </style:style>
    <style:style style:name="ce25" style:family="table-cell" style:parent-style-name="Default">
      <style:table-cell-properties fo:background-color="#ad83eb" fo:border="0.74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ff" fo:border="0.74pt solid #000000"/>
    </style:style>
    <style:style style:name="ce1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ce25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gions</text:p>
          </table:table-cell>
          <table:table-cell office:value-type="string" calcext:value-type="string">
            <text:p>Addresse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nfigurations</text:p>
          </table:table-cell>
          <table:table-cell table:style-name="ce1" office:value-type="string" calcext:value-type="string">
            <text:p>0x0000 – 0x000A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ID</text:p>
          </table:table-cell>
          <table:table-cell table:style-name="ce2" office:value-type="string" calcext:value-type="string">
            <text:p>0x000B – 0x0016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agnostics Mother</text:p>
          </table:table-cell>
          <table:table-cell table:style-name="ce3" office:value-type="string" calcext:value-type="string">
            <text:p>0x0065 – 0x012C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agnostics Daughter</text:p>
          </table:table-cell>
          <table:table-cell table:style-name="ce18" office:value-type="string" calcext:value-type="string">
            <text:p>0x012D – 0x020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ress(hex)</text:p>
          </table:table-cell>
          <table:table-cell office:value-type="string" calcext:value-type="string">
            <text:p>Adress(dec)</text:p>
          </table:table-cell>
          <table:table-cell table:style-name="Default" office:value-type="string" calcext:value-type="string">
            <text:p>Cont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Data constrai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  <table:table-cell table:formula="of:=&quot;0x&quot; &amp; TEXT(DEC2HEX([.E11]); &quot;0000&quot;)" office:value-type="string" office:string-value="0x0000" calcext:value-type="string">
            <text:p>0x0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bric settings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0,1</text:p>
          </table:table-cell>
          <table:table-cell table:style-name="ce12" office:value-type="string" calcext:value-type="string">
            <text:p>Indicates if the fabric settings are enabled o disabled</text:p>
          </table:table-cell>
        </table:table-row>
        <table:table-row table:style-name="ro2">
          <table:table-cell table:number-columns-repeated="3"/>
          <table:table-cell table:formula="of:=&quot;0x&quot; &amp; TEXT(DEC2HEX([.E12]); &quot;0000&quot;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Mode</text:p>
          </table:table-cell>
          <table:table-cell table:style-name="ce12" office:value-type="string" calcext:value-type="string">
            <text:p>Typedef Enum</text:p>
          </table:table-cell>
          <table:table-cell table:style-name="ce12" office:value-type="string" calcext:value-type="string">
            <text:p>AutoPID</text:p>
          </table:table-cell>
          <table:table-cell table:style-name="ce12" office:value-type="string" calcext:value-type="string">
            <text:p>AutoPID = 0,</text:p>
            <text:p>Slave = 1,</text:p>
            <text:p>Manual = 2</text:p>
          </table:table-cell>
          <table:table-cell table:style-name="ce12" office:value-type="string" calcext:value-type="string">
            <text:p>Indicates the way that the plant will work.</text:p>
          </table:table-cell>
        </table:table-row>
        <table:table-row table:style-name="ro1">
          <table:table-cell table:number-columns-repeated="3"/>
          <table:table-cell table:formula="of:=&quot;0x&quot; &amp; TEXT(DEC2HEX([.E13]); &quot;0000&quot;)" office:value-type="string" office:string-value="0x0002" calcext:value-type="string">
            <text:p>0x000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&quot; &amp; TEXT(DEC2HEX([.E14]); &quot;0000&quot;)" office:value-type="string" office:string-value="0x0003" calcext:value-type="string">
            <text:p>0x000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5]); &quot;0000&quot;)" office:value-type="string" office:string-value="0x0004" calcext:value-type="string">
            <text:p>0x0004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6]); &quot;0000&quot;)" office:value-type="string" office:string-value="0x0005" calcext:value-type="string">
            <text:p>0x000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7]); &quot;0000&quot;)" office:value-type="string" office:string-value="0x0006" calcext:value-type="string">
            <text:p>0x0006</text:p>
          </table:table-cell>
          <table:table-cell office:value-type="float" office:value="6" calcext:value-type="float">
            <text:p>6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8]); &quot;0000&quot;)" office:value-type="string" office:string-value="0x0007" calcext:value-type="string">
            <text:p>0x0007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9]); &quot;0000&quot;)" office:value-type="string" office:string-value="0x0008" calcext:value-type="string">
            <text:p>0x0008</text:p>
          </table:table-cell>
          <table:table-cell office:value-type="float" office:value="8" calcext:value-type="float">
            <text:p>8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0]); &quot;0000&quot;)" office:value-type="string" office:string-value="0x0009" calcext:value-type="string">
            <text:p>0x0009</text:p>
          </table:table-cell>
          <table:table-cell office:value-type="float" office:value="9" calcext:value-type="float">
            <text:p>9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5" table:formula="of:=&quot;0x000&quot; &amp; TEXT(DEC2HEX([.E21]); &quot;0000&quot;)" office:value-type="string" office:string-value="0x000A" calcext:value-type="string">
            <text:p>0x000A</text:p>
          </table:table-cell>
          <table:table-cell office:value-type="float" office:value="10" calcext:value-type="float">
            <text:p>10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formula="of:=&quot;0x000&quot; &amp; TEXT(DEC2HEX([.E22]); &quot;0000&quot;)" office:value-type="string" office:string-value="0x000B" calcext:value-type="string">
            <text:p>0x000B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KP[0]</text:p>
          </table:table-cell>
          <table:table-cell table:style-name="ce12" office:value-type="string" calcext:value-type="string" table:number-columns-spanned="1" table:number-rows-spanned="4">
            <text:p>Float</text:p>
          </table:table-cell>
          <table:table-cell table:style-name="ce12" office:value-type="string" calcext:value-type="string" table:number-columns-spanned="1" table:number-rows-spanned="4">
            <text:p>Pending</text:p>
          </table:table-cell>
          <table:table-cell table:style-name="ce12" office:value-type="string" calcext:value-type="string" table:number-columns-spanned="1" table:number-rows-spanned="4">
            <text:p>Float Constraint</text:p>
          </table:table-cell>
          <table:table-cell table:style-name="ce12" office:value-type="string" calcext:value-type="string" table:number-columns-spanned="1" table:number-rows-spanned="4">
            <text:p>P Constant gain for the PID controller</text:p>
          </table:table-cell>
        </table:table-row>
        <table:table-row table:style-name="ro1">
          <table:table-cell table:number-columns-repeated="3"/>
          <table:table-cell table:formula="of:=&quot;0x000&quot; &amp; TEXT(DEC2HEX([.E23]); &quot;0000&quot;)" office:value-type="string" office:string-value="0x000C" calcext:value-type="string">
            <text:p>0x000C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1">K</text:span>P[1]</text:p>
          </table:table-cell>
          <table:covered-table-cell table:number-columns-repeated="4" table:style-name="ce12"/>
        </table:table-row>
        <table:table-row table:style-name="ro1">
          <table:table-cell table:number-columns-repeated="3"/>
          <table:table-cell table:formula="of:=&quot;0x000&quot; &amp; TEXT(DEC2HEX([.E24]); &quot;0000&quot;)" office:value-type="string" office:string-value="0x000D" calcext:value-type="string">
            <text:p>0x000D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1">K</text:span>P[2]</text:p>
          </table:table-cell>
          <table:covered-table-cell table:number-columns-repeated="4" table:style-name="ce12"/>
        </table:table-row>
        <table:table-row table:style-name="ro1">
          <table:table-cell table:number-columns-repeated="3"/>
          <table:table-cell table:formula="of:=&quot;0x000&quot; &amp; TEXT(DEC2HEX([.E25]); &quot;0000&quot;)" office:value-type="string" office:string-value="0x000E" calcext:value-type="string">
            <text:p>0x000E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1">K</text:span>P[3]</text:p>
          </table:table-cell>
          <table:covered-table-cell table:number-columns-repeated="4" table:style-name="ce12"/>
        </table:table-row>
        <table:table-row table:style-name="ro1">
          <table:table-cell table:number-columns-repeated="3"/>
          <table:table-cell table:formula="of:=&quot;0x000&quot; &amp; TEXT(DEC2HEX([.E26]); &quot;0000&quot;)" office:value-type="string" office:string-value="0x000F" calcext:value-type="string">
            <text:p>0x000F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KI[0]</text:p>
          </table:table-cell>
          <table:table-cell table:style-name="ce12" office:value-type="string" calcext:value-type="string" table:number-columns-spanned="1" table:number-rows-spanned="4">
            <text:p>Float</text:p>
          </table:table-cell>
          <table:table-cell table:style-name="ce12" office:value-type="string" calcext:value-type="string" table:number-columns-spanned="1" table:number-rows-spanned="4">
            <text:p>Pending</text:p>
          </table:table-cell>
          <table:table-cell table:style-name="ce12" office:value-type="string" calcext:value-type="string" table:number-columns-spanned="1" table:number-rows-spanned="4">
            <text:p>Float Constraint</text:p>
          </table:table-cell>
          <table:table-cell table:style-name="ce12" office:value-type="string" calcext:value-type="string" table:number-columns-spanned="1" table:number-rows-spanned="4">
            <text:p>I Constant gain for the PID controller</text:p>
          </table:table-cell>
        </table:table-row>
        <table:table-row table:style-name="ro1">
          <table:table-cell table:number-columns-repeated="3"/>
          <table:table-cell table:formula="of:=&quot;0x&quot; &amp; TEXT(DEC2HEX([.E27]); &quot;0000&quot;)" office:value-type="string" office:string-value="0x0010" calcext:value-type="string">
            <text:p>0x0010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1">K</text:span>I[1]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formula="of:=&quot;0x&quot; &amp; TEXT(DEC2HEX([.E28]); &quot;0000&quot;)" office:value-type="string" office:string-value="0x0011" calcext:value-type="string">
            <text:p>0x0011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1">K</text:span>I[2]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formula="of:=&quot;0x&quot; &amp; TEXT(DEC2HEX([.E29]); &quot;0000&quot;)" office:value-type="string" office:string-value="0x0012" calcext:value-type="string">
            <text:p>0x0012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<text:span text:style-name="T1">K</text:span>I[3]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formula="of:=&quot;0x&quot; &amp; TEXT(DEC2HEX([.E30]); &quot;0000&quot;)" office:value-type="string" office:string-value="0x0013" calcext:value-type="string">
            <text:p>0x0013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1">K</text:span>D[0]</text:p>
          </table:table-cell>
          <table:table-cell table:style-name="ce12" office:value-type="string" calcext:value-type="string" table:number-columns-spanned="1" table:number-rows-spanned="4">
            <text:p>Float</text:p>
          </table:table-cell>
          <table:table-cell table:style-name="ce12" office:value-type="string" calcext:value-type="string" table:number-columns-spanned="1" table:number-rows-spanned="4">
            <text:p>Pending</text:p>
          </table:table-cell>
          <table:table-cell table:style-name="ce12" office:value-type="string" calcext:value-type="string" table:number-columns-spanned="1" table:number-rows-spanned="4">
            <text:p>Float Constraint</text:p>
          </table:table-cell>
          <table:table-cell table:style-name="ce12" office:value-type="string" calcext:value-type="string" table:number-columns-spanned="1" table:number-rows-spanned="4">
            <text:p>D Constant gain for the PID controller</text:p>
          </table:table-cell>
        </table:table-row>
        <table:table-row table:style-name="ro1">
          <table:table-cell table:number-columns-repeated="3"/>
          <table:table-cell table:formula="of:=&quot;0x&quot; &amp; TEXT(DEC2HEX([.E31]); &quot;0000&quot;)" office:value-type="string" office:string-value="0x0014" calcext:value-type="string">
            <text:p>0x0014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1">KD</text:span>[1]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1">
          <table:table-cell table:number-columns-repeated="3"/>
          <table:table-cell table:formula="of:=&quot;0x&quot; &amp; TEXT(DEC2HEX([.E32]); &quot;0000&quot;)" office:value-type="string" office:string-value="0x0015" calcext:value-type="string">
            <text:p>0x0015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1">K</text:span>D[2]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1">
          <table:table-cell table:number-columns-repeated="3"/>
          <table:table-cell table:formula="of:=&quot;0x&quot; &amp; TEXT(DEC2HEX([.E33]); &quot;0000&quot;)" office:value-type="string" office:string-value="0x0016" calcext:value-type="string">
            <text:p>0x0016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<text:span text:style-name="T1">K</text:span>D[3]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1">
          <table:table-cell table:number-columns-repeated="3"/>
          <table:table-cell table:formula="of:=&quot;0x&quot; &amp; TEXT(DEC2HEX([.E34]); &quot;0000&quot;)" office:value-type="string" office:string-value="0x0017" calcext:value-type="string">
            <text:p>0x0017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 Limit</text:p>
          </table:table-cell>
          <table:table-cell table:style-name="ce12" office:value-type="string" calcext:value-type="string">
            <text:p>Int32_t</text:p>
          </table:table-cell>
          <table:table-cell table:style-name="ce12" office:value-type="string" calcext:value-type="string">
            <text:p>Pending</text:p>
          </table:table-cell>
          <table:table-cell table:style-name="ce12" office:value-type="string" calcext:value-type="string">
            <text:p>Int32 Constraint</text:p>
          </table:table-cell>
          <table:table-cell table:style-name="ce12" office:value-type="string" calcext:value-type="string">
            <text:p>Limit for the P action control</text:p>
          </table:table-cell>
        </table:table-row>
        <table:table-row table:style-name="ro1">
          <table:table-cell table:number-columns-repeated="3"/>
          <table:table-cell table:formula="of:=&quot;0x&quot; &amp; TEXT(DEC2HEX([.E35]); &quot;0000&quot;)" office:value-type="string" office:string-value="0x0018" calcext:value-type="string">
            <text:p>0x0018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&quot; &amp; TEXT(DEC2HEX([.E36]); &quot;0000&quot;)" office:value-type="string" office:string-value="0x0019" calcext:value-type="string">
            <text:p>0x0019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00&quot; &amp; TEXT(DEC2HEX([.E37]); &quot;0000&quot;)" office:value-type="string" office:string-value="0x001A" calcext:value-type="string">
            <text:p>0x001A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00&quot; &amp; TEXT(DEC2HEX([.E38]); &quot;0000&quot;)" office:value-type="string" office:string-value="0x001B" calcext:value-type="string">
            <text:p>0x001B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I Limit</text:p>
          </table:table-cell>
          <table:table-cell table:style-name="ce12" office:value-type="string" calcext:value-type="string">
            <text:p>int32_t </text:p>
          </table:table-cell>
          <table:table-cell table:style-name="ce12" office:value-type="string" calcext:value-type="string">
            <text:p>Pending</text:p>
          </table:table-cell>
          <table:table-cell table:style-name="ce12" office:value-type="string" calcext:value-type="string">
            <text:p>Int32 Constraint</text:p>
          </table:table-cell>
          <table:table-cell table:style-name="ce12" office:value-type="string" calcext:value-type="string">
            <text:p>Limit for the I action control</text:p>
          </table:table-cell>
        </table:table-row>
        <table:table-row table:style-name="ro1">
          <table:table-cell table:number-columns-repeated="3"/>
          <table:table-cell table:formula="of:=&quot;0x00&quot; &amp; TEXT(DEC2HEX([.E39]); &quot;0000&quot;)" office:value-type="string" office:string-value="0x001C" calcext:value-type="string">
            <text:p>0x001C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00&quot; &amp; TEXT(DEC2HEX([.E40]); &quot;0000&quot;)" office:value-type="string" office:string-value="0x001D" calcext:value-type="string">
            <text:p>0x001D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00&quot; &amp; TEXT(DEC2HEX([.E41]); &quot;0000&quot;)" office:value-type="string" office:string-value="0x001E" calcext:value-type="string">
            <text:p>0x001E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00&quot; &amp; TEXT(DEC2HEX([.E42]); &quot;0000&quot;)" office:value-type="string" office:string-value="0x001F" calcext:value-type="string">
            <text:p>0x001F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D Limit</text:p>
          </table:table-cell>
          <table:table-cell table:style-name="ce12" office:value-type="string" calcext:value-type="string">
            <text:p>int32_t</text:p>
          </table:table-cell>
          <table:table-cell table:style-name="ce12" office:value-type="string" calcext:value-type="string">
            <text:p>Pending</text:p>
          </table:table-cell>
          <table:table-cell table:style-name="ce12" office:value-type="string" calcext:value-type="string">
            <text:p>Int32 Constraint</text:p>
          </table:table-cell>
          <table:table-cell table:style-name="ce12" office:value-type="string" calcext:value-type="string">
            <text:p>Limit for the D action control</text:p>
          </table:table-cell>
        </table:table-row>
        <table:table-row table:style-name="ro1">
          <table:table-cell table:number-columns-repeated="3"/>
          <table:table-cell table:formula="of:=&quot;0x&quot; &amp; TEXT(DEC2HEX([.E43]); &quot;0000&quot;)" office:value-type="string" office:string-value="0x0020" calcext:value-type="string">
            <text:p>0x0020</text:p>
          </table:table-cell>
          <table:table-cell office:value-type="float" office:value="32" calcext:value-type="float">
            <text:p>32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&quot; &amp; TEXT(DEC2HEX([.E44]); &quot;0000&quot;)" office:value-type="string" office:string-value="0x0021" calcext:value-type="string">
            <text:p>0x0021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&quot; &amp; TEXT(DEC2HEX([.E45]); &quot;0000&quot;)" office:value-type="string" office:string-value="0x0022" calcext:value-type="string">
            <text:p>0x0022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Reserved</text:p>
          </table:table-cell>
          <table:table-cell table:style-name="ce12" table:number-columns-repeated="4"/>
        </table:table-row>
        <table:table-row table:style-name="ro1">
          <table:table-cell table:number-columns-repeated="3"/>
          <table:table-cell table:formula="of:=&quot;0x&quot; &amp; TEXT(DEC2HEX([.E46]); &quot;0000&quot;)" office:value-type="string" office:string-value="0x0023" calcext:value-type="string">
            <text:p>0x0023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Set Point</text:p>
          </table:table-cell>
          <table:table-cell table:style-name="ce12" office:value-type="string" calcext:value-type="string">
            <text:p>int32_t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string" calcext:value-type="string">
            <text:p>Int32 Constraint</text:p>
          </table:table-cell>
          <table:table-cell table:style-name="ce12" office:value-type="string" calcext:value-type="string">
            <text:p>Set Point for the PID controller</text:p>
          </table:table-cell>
        </table:table-row>
        <table:table-row table:style-name="ro1">
          <table:table-cell table:number-columns-repeated="3"/>
          <table:table-cell table:formula="of:=&quot;0x&quot; &amp; TEXT(DEC2HEX([.E47]); &quot;0000&quot;)" office:value-type="string" office:string-value="0x0024" calcext:value-type="string">
            <text:p>0x0024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Reserved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48]); &quot;0000&quot;)" office:value-type="string" office:string-value="0x0025" calcext:value-type="string">
            <text:p>0x0025</text:p>
          </table:table-cell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Reserved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49]); &quot;0000&quot;)" office:value-type="string" office:string-value="0x0026" calcext:value-type="string">
            <text:p>0x0026</text:p>
          </table:table-cell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Reserved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50]); &quot;0000&quot;)" office:value-type="string" office:string-value="0x0027" calcext:value-type="string">
            <text:p>0x0027</text:p>
          </table:table-cell>
          <table:table-cell office:value-type="float" office:value="39" calcext:value-type="float">
            <text:p>3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51]); &quot;0000&quot;)" office:value-type="string" office:string-value="0x0028" calcext:value-type="string">
            <text:p>0x0028</text:p>
          </table:table-cell>
          <table:table-cell office:value-type="float" office:value="40" calcext:value-type="float">
            <text:p>4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52]); &quot;0000&quot;)" office:value-type="string" office:string-value="0x0029" calcext:value-type="string">
            <text:p>0x0029</text:p>
          </table:table-cell>
          <table:table-cell office:value-type="float" office:value="41" calcext:value-type="float">
            <text:p>41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53]); &quot;0000&quot;)" office:value-type="string" office:string-value="0x002A" calcext:value-type="string">
            <text:p>0x002A</text:p>
          </table:table-cell>
          <table:table-cell office:value-type="float" office:value="42" calcext:value-type="float">
            <text:p>42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54]); &quot;0000&quot;)" office:value-type="string" office:string-value="0x002B" calcext:value-type="string">
            <text:p>0x002B</text:p>
          </table:table-cell>
          <table:table-cell office:value-type="float" office:value="43" calcext:value-type="float">
            <text:p>43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55]); &quot;0000&quot;)" office:value-type="string" office:string-value="0x002C" calcext:value-type="string">
            <text:p>0x002C</text:p>
          </table:table-cell>
          <table:table-cell office:value-type="float" office:value="44" calcext:value-type="float">
            <text:p>44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style-name="ce5" table:formula="of:=&quot;0x00&quot; &amp; TEXT(DEC2HEX([.E56]); &quot;0000&quot;)" office:value-type="string" office:string-value="0x002D" calcext:value-type="string">
            <text:p>0x002D</text:p>
          </table:table-cell>
          <table:table-cell office:value-type="float" office:value="45" calcext:value-type="float">
            <text:p>45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57]); &quot;0000&quot;)" office:value-type="string" office:string-value="0x002E" calcext:value-type="string">
            <text:p>0x002E</text:p>
          </table:table-cell>
          <table:table-cell office:value-type="float" office:value="46" calcext:value-type="float">
            <text:p>46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58]); &quot;0000&quot;)" office:value-type="string" office:string-value="0x002F" calcext:value-type="string">
            <text:p>0x002F</text:p>
          </table:table-cell>
          <table:table-cell office:value-type="float" office:value="47" calcext:value-type="float">
            <text:p>4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59]); &quot;0000&quot;)" office:value-type="string" office:string-value="0x0030" calcext:value-type="string">
            <text:p>0x0030</text:p>
          </table:table-cell>
          <table:table-cell office:value-type="float" office:value="48" calcext:value-type="float">
            <text:p>48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0]); &quot;0000&quot;)" office:value-type="string" office:string-value="0x0031" calcext:value-type="string">
            <text:p>0x0031</text:p>
          </table:table-cell>
          <table:table-cell office:value-type="float" office:value="49" calcext:value-type="float">
            <text:p>4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1]); &quot;0000&quot;)" office:value-type="string" office:string-value="0x0032" calcext:value-type="string">
            <text:p>0x0032</text:p>
          </table:table-cell>
          <table:table-cell office:value-type="float" office:value="50" calcext:value-type="float">
            <text:p>5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2]); &quot;0000&quot;)" office:value-type="string" office:string-value="0x0033" calcext:value-type="string">
            <text:p>0x0033</text:p>
          </table:table-cell>
          <table:table-cell office:value-type="float" office:value="51" calcext:value-type="float">
            <text:p>51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3]); &quot;0000&quot;)" office:value-type="string" office:string-value="0x0034" calcext:value-type="string">
            <text:p>0x0034</text:p>
          </table:table-cell>
          <table:table-cell office:value-type="float" office:value="52" calcext:value-type="float">
            <text:p>52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4]); &quot;0000&quot;)" office:value-type="string" office:string-value="0x0035" calcext:value-type="string">
            <text:p>0x0035</text:p>
          </table:table-cell>
          <table:table-cell office:value-type="float" office:value="53" calcext:value-type="float">
            <text:p>53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5]); &quot;0000&quot;)" office:value-type="string" office:string-value="0x0036" calcext:value-type="string">
            <text:p>0x0036</text:p>
          </table:table-cell>
          <table:table-cell office:value-type="float" office:value="54" calcext:value-type="float">
            <text:p>54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6]); &quot;0000&quot;)" office:value-type="string" office:string-value="0x0037" calcext:value-type="string">
            <text:p>0x0037</text:p>
          </table:table-cell>
          <table:table-cell office:value-type="float" office:value="55" calcext:value-type="float">
            <text:p>55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7]); &quot;0000&quot;)" office:value-type="string" office:string-value="0x0038" calcext:value-type="string">
            <text:p>0x0038</text:p>
          </table:table-cell>
          <table:table-cell office:value-type="float" office:value="56" calcext:value-type="float">
            <text:p>56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68]); &quot;0000&quot;)" office:value-type="string" office:string-value="0x0039" calcext:value-type="string">
            <text:p>0x0039</text:p>
          </table:table-cell>
          <table:table-cell office:value-type="float" office:value="57" calcext:value-type="float">
            <text:p>5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69]); &quot;0000&quot;)" office:value-type="string" office:string-value="0x003A" calcext:value-type="string">
            <text:p>0x003A</text:p>
          </table:table-cell>
          <table:table-cell office:value-type="float" office:value="58" calcext:value-type="float">
            <text:p>58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70]); &quot;0000&quot;)" office:value-type="string" office:string-value="0x003B" calcext:value-type="string">
            <text:p>0x003B</text:p>
          </table:table-cell>
          <table:table-cell office:value-type="float" office:value="59" calcext:value-type="float">
            <text:p>5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71]); &quot;0000&quot;)" office:value-type="string" office:string-value="0x003C" calcext:value-type="string">
            <text:p>0x003C</text:p>
          </table:table-cell>
          <table:table-cell office:value-type="float" office:value="60" calcext:value-type="float">
            <text:p>6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72]); &quot;0000&quot;)" office:value-type="string" office:string-value="0x003D" calcext:value-type="string">
            <text:p>0x003D</text:p>
          </table:table-cell>
          <table:table-cell office:value-type="float" office:value="61" calcext:value-type="float">
            <text:p>61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73]); &quot;0000&quot;)" office:value-type="string" office:string-value="0x003E" calcext:value-type="string">
            <text:p>0x003E</text:p>
          </table:table-cell>
          <table:table-cell office:value-type="float" office:value="62" calcext:value-type="float">
            <text:p>62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74]); &quot;0000&quot;)" office:value-type="string" office:string-value="0x003F" calcext:value-type="string">
            <text:p>0x003F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75]); &quot;0000&quot;)" office:value-type="string" office:string-value="0x0040" calcext:value-type="string">
            <text:p>0x0040</text:p>
          </table:table-cell>
          <table:table-cell office:value-type="float" office:value="64" calcext:value-type="float">
            <text:p>64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76]); &quot;0000&quot;)" office:value-type="string" office:string-value="0x0041" calcext:value-type="string">
            <text:p>0x0041</text:p>
          </table:table-cell>
          <table:table-cell office:value-type="float" office:value="65" calcext:value-type="float">
            <text:p>65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77]); &quot;0000&quot;)" office:value-type="string" office:string-value="0x0042" calcext:value-type="string">
            <text:p>0x0042</text:p>
          </table:table-cell>
          <table:table-cell office:value-type="float" office:value="66" calcext:value-type="float">
            <text:p>66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78]); &quot;0000&quot;)" office:value-type="string" office:string-value="0x0043" calcext:value-type="string">
            <text:p>0x0043</text:p>
          </table:table-cell>
          <table:table-cell office:value-type="float" office:value="67" calcext:value-type="float">
            <text:p>6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79]); &quot;0000&quot;)" office:value-type="string" office:string-value="0x0044" calcext:value-type="string">
            <text:p>0x0044</text:p>
          </table:table-cell>
          <table:table-cell office:value-type="float" office:value="68" calcext:value-type="float">
            <text:p>68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80]); &quot;0000&quot;)" office:value-type="string" office:string-value="0x0045" calcext:value-type="string">
            <text:p>0x0045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81]); &quot;0000&quot;)" office:value-type="string" office:string-value="0x0046" calcext:value-type="string">
            <text:p>0x0046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82]); &quot;0000&quot;)" office:value-type="string" office:string-value="0x0047" calcext:value-type="string">
            <text:p>0x0047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83]); &quot;0000&quot;)" office:value-type="string" office:string-value="0x0048" calcext:value-type="string">
            <text:p>0x0048</text:p>
          </table:table-cell>
          <table:table-cell office:value-type="float" office:value="72" calcext:value-type="float">
            <text:p>72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84]); &quot;0000&quot;)" office:value-type="string" office:string-value="0x0049" calcext:value-type="string">
            <text:p>0x0049</text:p>
          </table:table-cell>
          <table:table-cell office:value-type="float" office:value="73" calcext:value-type="float">
            <text:p>73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85]); &quot;0000&quot;)" office:value-type="string" office:string-value="0x004A" calcext:value-type="string">
            <text:p>0x004A</text:p>
          </table:table-cell>
          <table:table-cell office:value-type="float" office:value="74" calcext:value-type="float">
            <text:p>74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86]); &quot;0000&quot;)" office:value-type="string" office:string-value="0x004B" calcext:value-type="string">
            <text:p>0x004B</text:p>
          </table:table-cell>
          <table:table-cell office:value-type="float" office:value="75" calcext:value-type="float">
            <text:p>75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style-name="ce6" table:formula="of:=&quot;0x00&quot; &amp; TEXT(DEC2HEX([.E87]); &quot;0000&quot;)" office:value-type="string" office:string-value="0x004C" calcext:value-type="string">
            <text:p>0x004C</text:p>
          </table:table-cell>
          <table:table-cell office:value-type="float" office:value="76" calcext:value-type="float">
            <text:p>76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88]); &quot;0000&quot;)" office:value-type="string" office:string-value="0x004D" calcext:value-type="string">
            <text:p>0x004D</text:p>
          </table:table-cell>
          <table:table-cell office:value-type="float" office:value="77" calcext:value-type="float">
            <text:p>7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89]); &quot;0000&quot;)" office:value-type="string" office:string-value="0x004E" calcext:value-type="string">
            <text:p>0x004E</text:p>
          </table:table-cell>
          <table:table-cell office:value-type="float" office:value="78" calcext:value-type="float">
            <text:p>78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90]); &quot;0000&quot;)" office:value-type="string" office:string-value="0x004F" calcext:value-type="string">
            <text:p>0x004F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style-name="ce5" table:formula="of:=&quot;0x&quot; &amp; TEXT(DEC2HEX([.E91]); &quot;0000&quot;)" office:value-type="string" office:string-value="0x0050" calcext:value-type="string">
            <text:p>0x0050</text:p>
          </table:table-cell>
          <table:table-cell office:value-type="float" office:value="80" calcext:value-type="float">
            <text:p>8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2]); &quot;0000&quot;)" office:value-type="string" office:string-value="0x0051" calcext:value-type="string">
            <text:p>0x0051</text:p>
          </table:table-cell>
          <table:table-cell office:value-type="float" office:value="81" calcext:value-type="float">
            <text:p>81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3]); &quot;0000&quot;)" office:value-type="string" office:string-value="0x0052" calcext:value-type="string">
            <text:p>0x0052</text:p>
          </table:table-cell>
          <table:table-cell office:value-type="float" office:value="82" calcext:value-type="float">
            <text:p>82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4]); &quot;0000&quot;)" office:value-type="string" office:string-value="0x0053" calcext:value-type="string">
            <text:p>0x0053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5]); &quot;0000&quot;)" office:value-type="string" office:string-value="0x0054" calcext:value-type="string">
            <text:p>0x0054</text:p>
          </table:table-cell>
          <table:table-cell office:value-type="float" office:value="84" calcext:value-type="float">
            <text:p>84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6]); &quot;0000&quot;)" office:value-type="string" office:string-value="0x0055" calcext:value-type="string">
            <text:p>0x0055</text:p>
          </table:table-cell>
          <table:table-cell office:value-type="float" office:value="85" calcext:value-type="float">
            <text:p>85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7]); &quot;0000&quot;)" office:value-type="string" office:string-value="0x0056" calcext:value-type="string">
            <text:p>0x0056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8]); &quot;0000&quot;)" office:value-type="string" office:string-value="0x0057" calcext:value-type="string">
            <text:p>0x0057</text:p>
          </table:table-cell>
          <table:table-cell office:value-type="float" office:value="87" calcext:value-type="float">
            <text:p>8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99]); &quot;0000&quot;)" office:value-type="string" office:string-value="0x0058" calcext:value-type="string">
            <text:p>0x0058</text:p>
          </table:table-cell>
          <table:table-cell office:value-type="float" office:value="88" calcext:value-type="float">
            <text:p>88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00]); &quot;0000&quot;)" office:value-type="string" office:string-value="0x0059" calcext:value-type="string">
            <text:p>0x0059</text:p>
          </table:table-cell>
          <table:table-cell office:value-type="float" office:value="89" calcext:value-type="float">
            <text:p>8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01]); &quot;0000&quot;)" office:value-type="string" office:string-value="0x005A" calcext:value-type="string">
            <text:p>0x005A</text:p>
          </table:table-cell>
          <table:table-cell office:value-type="float" office:value="90" calcext:value-type="float">
            <text:p>9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02]); &quot;0000&quot;)" office:value-type="string" office:string-value="0x005B" calcext:value-type="string">
            <text:p>0x005B</text:p>
          </table:table-cell>
          <table:table-cell office:value-type="float" office:value="91" calcext:value-type="float">
            <text:p>91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03]); &quot;0000&quot;)" office:value-type="string" office:string-value="0x005C" calcext:value-type="string">
            <text:p>0x005C</text:p>
          </table:table-cell>
          <table:table-cell office:value-type="float" office:value="92" calcext:value-type="float">
            <text:p>92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04]); &quot;0000&quot;)" office:value-type="string" office:string-value="0x005D" calcext:value-type="string">
            <text:p>0x005D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05]); &quot;0000&quot;)" office:value-type="string" office:string-value="0x005E" calcext:value-type="string">
            <text:p>0x005E</text:p>
          </table:table-cell>
          <table:table-cell office:value-type="float" office:value="94" calcext:value-type="float">
            <text:p>94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06]); &quot;0000&quot;)" office:value-type="string" office:string-value="0x005F" calcext:value-type="string">
            <text:p>0x005F</text:p>
          </table:table-cell>
          <table:table-cell office:value-type="float" office:value="95" calcext:value-type="float">
            <text:p>95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07]); &quot;0000&quot;)" office:value-type="string" office:string-value="0x0060" calcext:value-type="string">
            <text:p>0x0060</text:p>
          </table:table-cell>
          <table:table-cell office:value-type="float" office:value="96" calcext:value-type="float">
            <text:p>96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08]); &quot;0000&quot;)" office:value-type="string" office:string-value="0x0061" calcext:value-type="string">
            <text:p>0x0061</text:p>
          </table:table-cell>
          <table:table-cell office:value-type="float" office:value="97" calcext:value-type="float">
            <text:p>97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09]); &quot;0000&quot;)" office:value-type="string" office:string-value="0x0062" calcext:value-type="string">
            <text:p>0x0062</text:p>
          </table:table-cell>
          <table:table-cell office:value-type="float" office:value="98" calcext:value-type="float">
            <text:p>98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0]); &quot;0000&quot;)" office:value-type="string" office:string-value="0x0063" calcext:value-type="string">
            <text:p>0x0063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1]); &quot;0000&quot;)" office:value-type="string" office:string-value="0x0064" calcext:value-type="string">
            <text:p>0x0064</text:p>
          </table:table-cell>
          <table:table-cell office:value-type="float" office:value="100" calcext:value-type="float">
            <text:p>100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2]); &quot;0000&quot;)" office:value-type="string" office:string-value="0x0065" calcext:value-type="string">
            <text:p>0x0065</text:p>
          </table:table-cell>
          <table:table-cell office:value-type="float" office:value="101" calcext:value-type="float">
            <text:p>10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3]); &quot;0000&quot;)" office:value-type="string" office:string-value="0x0066" calcext:value-type="string">
            <text:p>0x0066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4]); &quot;0000&quot;)" office:value-type="string" office:string-value="0x0067" calcext:value-type="string">
            <text:p>0x0067</text:p>
          </table:table-cell>
          <table:table-cell office:value-type="float" office:value="103" calcext:value-type="float">
            <text:p>1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5]); &quot;0000&quot;)" office:value-type="string" office:string-value="0x0068" calcext:value-type="string">
            <text:p>0x0068</text:p>
          </table:table-cell>
          <table:table-cell office:value-type="float" office:value="104" calcext:value-type="float">
            <text:p>10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16]); &quot;0000&quot;)" office:value-type="string" office:string-value="0x0069" calcext:value-type="string">
            <text:p>0x0069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17]); &quot;0000&quot;)" office:value-type="string" office:string-value="0x006A" calcext:value-type="string">
            <text:p>0x006A</text:p>
          </table:table-cell>
          <table:table-cell office:value-type="float" office:value="106" calcext:value-type="float">
            <text:p>10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18]); &quot;0000&quot;)" office:value-type="string" office:string-value="0x006B" calcext:value-type="string">
            <text:p>0x006B</text:p>
          </table:table-cell>
          <table:table-cell office:value-type="float" office:value="107" calcext:value-type="float">
            <text:p>10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19]); &quot;0000&quot;)" office:value-type="string" office:string-value="0x006C" calcext:value-type="string">
            <text:p>0x006C</text:p>
          </table:table-cell>
          <table:table-cell office:value-type="float" office:value="108" calcext:value-type="float">
            <text:p>10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20]); &quot;0000&quot;)" office:value-type="string" office:string-value="0x006D" calcext:value-type="string">
            <text:p>0x006D</text:p>
          </table:table-cell>
          <table:table-cell office:value-type="float" office:value="109" calcext:value-type="float">
            <text:p>10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21]); &quot;0000&quot;)" office:value-type="string" office:string-value="0x006E" calcext:value-type="string">
            <text:p>0x006E</text:p>
          </table:table-cell>
          <table:table-cell office:value-type="float" office:value="110" calcext:value-type="float">
            <text:p>11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22]); &quot;0000&quot;)" office:value-type="string" office:string-value="0x006F" calcext:value-type="string">
            <text:p>0x006F</text:p>
          </table:table-cell>
          <table:table-cell office:value-type="float" office:value="111" calcext:value-type="float">
            <text:p>11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23]); &quot;0000&quot;)" office:value-type="string" office:string-value="0x0070" calcext:value-type="string">
            <text:p>0x0070</text:p>
          </table:table-cell>
          <table:table-cell office:value-type="float" office:value="112" calcext:value-type="float">
            <text:p>11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24]); &quot;0000&quot;)" office:value-type="string" office:string-value="0x0071" calcext:value-type="string">
            <text:p>0x0071</text:p>
          </table:table-cell>
          <table:table-cell office:value-type="float" office:value="113" calcext:value-type="float">
            <text:p>11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25]); &quot;0000&quot;)" office:value-type="string" office:string-value="0x0072" calcext:value-type="string">
            <text:p>0x0072</text:p>
          </table:table-cell>
          <table:table-cell office:value-type="float" office:value="114" calcext:value-type="float">
            <text:p>11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5" table:formula="of:=&quot;0x&quot; &amp; TEXT(DEC2HEX([.E126]); &quot;0000&quot;)" office:value-type="string" office:string-value="0x0073" calcext:value-type="string">
            <text:p>0x0073</text:p>
          </table:table-cell>
          <table:table-cell office:value-type="float" office:value="115" calcext:value-type="float">
            <text:p>11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27]); &quot;0000&quot;)" office:value-type="string" office:string-value="0x0074" calcext:value-type="string">
            <text:p>0x0074</text:p>
          </table:table-cell>
          <table:table-cell office:value-type="float" office:value="116" calcext:value-type="float">
            <text:p>11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28]); &quot;0000&quot;)" office:value-type="string" office:string-value="0x0075" calcext:value-type="string">
            <text:p>0x0075</text:p>
          </table:table-cell>
          <table:table-cell office:value-type="float" office:value="117" calcext:value-type="float">
            <text:p>11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29]); &quot;0000&quot;)" office:value-type="string" office:string-value="0x0076" calcext:value-type="string">
            <text:p>0x0076</text:p>
          </table:table-cell>
          <table:table-cell office:value-type="float" office:value="118" calcext:value-type="float">
            <text:p>11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30]); &quot;0000&quot;)" office:value-type="string" office:string-value="0x0077" calcext:value-type="string">
            <text:p>0x0077</text:p>
          </table:table-cell>
          <table:table-cell office:value-type="float" office:value="119" calcext:value-type="float">
            <text:p>11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31]); &quot;0000&quot;)" office:value-type="string" office:string-value="0x0078" calcext:value-type="string">
            <text:p>0x0078</text:p>
          </table:table-cell>
          <table:table-cell office:value-type="float" office:value="120" calcext:value-type="float">
            <text:p>12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32]); &quot;0000&quot;)" office:value-type="string" office:string-value="0x0079" calcext:value-type="string">
            <text:p>0x0079</text:p>
          </table:table-cell>
          <table:table-cell office:value-type="float" office:value="121" calcext:value-type="float">
            <text:p>12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33]); &quot;0000&quot;)" office:value-type="string" office:string-value="0x007A" calcext:value-type="string">
            <text:p>0x007A</text:p>
          </table:table-cell>
          <table:table-cell office:value-type="float" office:value="122" calcext:value-type="float">
            <text:p>12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34]); &quot;0000&quot;)" office:value-type="string" office:string-value="0x007B" calcext:value-type="string">
            <text:p>0x007B</text:p>
          </table:table-cell>
          <table:table-cell office:value-type="float" office:value="123" calcext:value-type="float">
            <text:p>12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35]); &quot;0000&quot;)" office:value-type="string" office:string-value="0x007C" calcext:value-type="string">
            <text:p>0x007C</text:p>
          </table:table-cell>
          <table:table-cell office:value-type="float" office:value="124" calcext:value-type="float">
            <text:p>12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36]); &quot;0000&quot;)" office:value-type="string" office:string-value="0x007D" calcext:value-type="string">
            <text:p>0x007D</text:p>
          </table:table-cell>
          <table:table-cell office:value-type="float" office:value="125" calcext:value-type="float">
            <text:p>12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37]); &quot;0000&quot;)" office:value-type="string" office:string-value="0x007E" calcext:value-type="string">
            <text:p>0x007E</text:p>
          </table:table-cell>
          <table:table-cell office:value-type="float" office:value="126" calcext:value-type="float">
            <text:p>12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38]); &quot;0000&quot;)" office:value-type="string" office:string-value="0x007F" calcext:value-type="string">
            <text:p>0x007F</text:p>
          </table:table-cell>
          <table:table-cell office:value-type="float" office:value="127" calcext:value-type="float">
            <text:p>12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39]); &quot;0000&quot;)" office:value-type="string" office:string-value="0x0080" calcext:value-type="string">
            <text:p>0x0080</text:p>
          </table:table-cell>
          <table:table-cell office:value-type="float" office:value="128" calcext:value-type="float">
            <text:p>12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0]); &quot;0000&quot;)" office:value-type="string" office:string-value="0x0081" calcext:value-type="string">
            <text:p>0x0081</text:p>
          </table:table-cell>
          <table:table-cell office:value-type="float" office:value="129" calcext:value-type="float">
            <text:p>12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1]); &quot;0000&quot;)" office:value-type="string" office:string-value="0x0082" calcext:value-type="string">
            <text:p>0x0082</text:p>
          </table:table-cell>
          <table:table-cell office:value-type="float" office:value="130" calcext:value-type="float">
            <text:p>13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2]); &quot;0000&quot;)" office:value-type="string" office:string-value="0x0083" calcext:value-type="string">
            <text:p>0x0083</text:p>
          </table:table-cell>
          <table:table-cell office:value-type="float" office:value="131" calcext:value-type="float">
            <text:p>13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3]); &quot;0000&quot;)" office:value-type="string" office:string-value="0x0084" calcext:value-type="string">
            <text:p>0x0084</text:p>
          </table:table-cell>
          <table:table-cell office:value-type="float" office:value="132" calcext:value-type="float">
            <text:p>13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4]); &quot;0000&quot;)" office:value-type="string" office:string-value="0x0085" calcext:value-type="string">
            <text:p>0x0085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5]); &quot;0000&quot;)" office:value-type="string" office:string-value="0x0086" calcext:value-type="string">
            <text:p>0x0086</text:p>
          </table:table-cell>
          <table:table-cell office:value-type="float" office:value="134" calcext:value-type="float">
            <text:p>13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6]); &quot;0000&quot;)" office:value-type="string" office:string-value="0x0087" calcext:value-type="string">
            <text:p>0x0087</text:p>
          </table:table-cell>
          <table:table-cell office:value-type="float" office:value="135" calcext:value-type="float">
            <text:p>13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7]); &quot;0000&quot;)" office:value-type="string" office:string-value="0x0088" calcext:value-type="string">
            <text:p>0x0088</text:p>
          </table:table-cell>
          <table:table-cell office:value-type="float" office:value="136" calcext:value-type="float">
            <text:p>13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48]); &quot;0000&quot;)" office:value-type="string" office:string-value="0x0089" calcext:value-type="string">
            <text:p>0x0089</text:p>
          </table:table-cell>
          <table:table-cell office:value-type="float" office:value="137" calcext:value-type="float">
            <text:p>13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49]); &quot;0000&quot;)" office:value-type="string" office:string-value="0x008A" calcext:value-type="string">
            <text:p>0x008A</text:p>
          </table:table-cell>
          <table:table-cell office:value-type="float" office:value="138" calcext:value-type="float">
            <text:p>13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50]); &quot;0000&quot;)" office:value-type="string" office:string-value="0x008B" calcext:value-type="string">
            <text:p>0x008B</text:p>
          </table:table-cell>
          <table:table-cell office:value-type="float" office:value="139" calcext:value-type="float">
            <text:p>13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51]); &quot;0000&quot;)" office:value-type="string" office:string-value="0x008C" calcext:value-type="string">
            <text:p>0x008C</text:p>
          </table:table-cell>
          <table:table-cell office:value-type="float" office:value="140" calcext:value-type="float">
            <text:p>14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52]); &quot;0000&quot;)" office:value-type="string" office:string-value="0x008D" calcext:value-type="string">
            <text:p>0x008D</text:p>
          </table:table-cell>
          <table:table-cell office:value-type="float" office:value="141" calcext:value-type="float">
            <text:p>14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53]); &quot;0000&quot;)" office:value-type="string" office:string-value="0x008E" calcext:value-type="string">
            <text:p>0x008E</text:p>
          </table:table-cell>
          <table:table-cell office:value-type="float" office:value="142" calcext:value-type="float">
            <text:p>14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54]); &quot;0000&quot;)" office:value-type="string" office:string-value="0x008F" calcext:value-type="string">
            <text:p>0x008F</text:p>
          </table:table-cell>
          <table:table-cell office:value-type="float" office:value="143" calcext:value-type="float">
            <text:p>14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55]); &quot;0000&quot;)" office:value-type="string" office:string-value="0x0090" calcext:value-type="string">
            <text:p>0x0090</text:p>
          </table:table-cell>
          <table:table-cell office:value-type="float" office:value="144" calcext:value-type="float">
            <text:p>14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56]); &quot;0000&quot;)" office:value-type="string" office:string-value="0x0091" calcext:value-type="string">
            <text:p>0x0091</text:p>
          </table:table-cell>
          <table:table-cell office:value-type="float" office:value="145" calcext:value-type="float">
            <text:p>14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57]); &quot;0000&quot;)" office:value-type="string" office:string-value="0x0092" calcext:value-type="string">
            <text:p>0x0092</text:p>
          </table:table-cell>
          <table:table-cell office:value-type="float" office:value="146" calcext:value-type="float">
            <text:p>14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58]); &quot;0000&quot;)" office:value-type="string" office:string-value="0x0093" calcext:value-type="string">
            <text:p>0x0093</text:p>
          </table:table-cell>
          <table:table-cell office:value-type="float" office:value="147" calcext:value-type="float">
            <text:p>14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59]); &quot;0000&quot;)" office:value-type="string" office:string-value="0x0094" calcext:value-type="string">
            <text:p>0x0094</text:p>
          </table:table-cell>
          <table:table-cell office:value-type="float" office:value="148" calcext:value-type="float">
            <text:p>14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60]); &quot;0000&quot;)" office:value-type="string" office:string-value="0x0095" calcext:value-type="string">
            <text:p>0x0095</text:p>
          </table:table-cell>
          <table:table-cell office:value-type="float" office:value="149" calcext:value-type="float">
            <text:p>14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5" table:formula="of:=&quot;0x&quot; &amp; TEXT(DEC2HEX([.E161]); &quot;0000&quot;)" office:value-type="string" office:string-value="0x0096" calcext:value-type="string">
            <text:p>0x0096</text:p>
          </table:table-cell>
          <table:table-cell office:value-type="float" office:value="150" calcext:value-type="float">
            <text:p>15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62]); &quot;0000&quot;)" office:value-type="string" office:string-value="0x0097" calcext:value-type="string">
            <text:p>0x0097</text:p>
          </table:table-cell>
          <table:table-cell office:value-type="float" office:value="151" calcext:value-type="float">
            <text:p>15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63]); &quot;0000&quot;)" office:value-type="string" office:string-value="0x0098" calcext:value-type="string">
            <text:p>0x0098</text:p>
          </table:table-cell>
          <table:table-cell office:value-type="float" office:value="152" calcext:value-type="float">
            <text:p>15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164]); &quot;0000&quot;)" office:value-type="string" office:string-value="0x0099" calcext:value-type="string">
            <text:p>0x0099</text:p>
          </table:table-cell>
          <table:table-cell office:value-type="float" office:value="153" calcext:value-type="float">
            <text:p>15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65]); &quot;0000&quot;)" office:value-type="string" office:string-value="0x009A" calcext:value-type="string">
            <text:p>0x009A</text:p>
          </table:table-cell>
          <table:table-cell office:value-type="float" office:value="154" calcext:value-type="float">
            <text:p>15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66]); &quot;0000&quot;)" office:value-type="string" office:string-value="0x009B" calcext:value-type="string">
            <text:p>0x009B</text:p>
          </table:table-cell>
          <table:table-cell office:value-type="float" office:value="155" calcext:value-type="float">
            <text:p>15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67]); &quot;0000&quot;)" office:value-type="string" office:string-value="0x009C" calcext:value-type="string">
            <text:p>0x009C</text:p>
          </table:table-cell>
          <table:table-cell office:value-type="float" office:value="156" calcext:value-type="float">
            <text:p>15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68]); &quot;0000&quot;)" office:value-type="string" office:string-value="0x009D" calcext:value-type="string">
            <text:p>0x009D</text:p>
          </table:table-cell>
          <table:table-cell office:value-type="float" office:value="157" calcext:value-type="float">
            <text:p>15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69]); &quot;0000&quot;)" office:value-type="string" office:string-value="0x009E" calcext:value-type="string">
            <text:p>0x009E</text:p>
          </table:table-cell>
          <table:table-cell office:value-type="float" office:value="158" calcext:value-type="float">
            <text:p>15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0]); &quot;0000&quot;)" office:value-type="string" office:string-value="0x009F" calcext:value-type="string">
            <text:p>0x009F</text:p>
          </table:table-cell>
          <table:table-cell office:value-type="float" office:value="159" calcext:value-type="float">
            <text:p>15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1]); &quot;0000&quot;)" office:value-type="string" office:string-value="0x00A0" calcext:value-type="string">
            <text:p>0x00A0</text:p>
          </table:table-cell>
          <table:table-cell office:value-type="float" office:value="160" calcext:value-type="float">
            <text:p>16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2]); &quot;0000&quot;)" office:value-type="string" office:string-value="0x00A1" calcext:value-type="string">
            <text:p>0x00A1</text:p>
          </table:table-cell>
          <table:table-cell office:value-type="float" office:value="161" calcext:value-type="float">
            <text:p>16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3]); &quot;0000&quot;)" office:value-type="string" office:string-value="0x00A2" calcext:value-type="string">
            <text:p>0x00A2</text:p>
          </table:table-cell>
          <table:table-cell office:value-type="float" office:value="162" calcext:value-type="float">
            <text:p>16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4]); &quot;0000&quot;)" office:value-type="string" office:string-value="0x00A3" calcext:value-type="string">
            <text:p>0x00A3</text:p>
          </table:table-cell>
          <table:table-cell office:value-type="float" office:value="163" calcext:value-type="float">
            <text:p>16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5]); &quot;0000&quot;)" office:value-type="string" office:string-value="0x00A4" calcext:value-type="string">
            <text:p>0x00A4</text:p>
          </table:table-cell>
          <table:table-cell office:value-type="float" office:value="164" calcext:value-type="float">
            <text:p>16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6]); &quot;0000&quot;)" office:value-type="string" office:string-value="0x00A5" calcext:value-type="string">
            <text:p>0x00A5</text:p>
          </table:table-cell>
          <table:table-cell office:value-type="float" office:value="165" calcext:value-type="float">
            <text:p>16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7]); &quot;0000&quot;)" office:value-type="string" office:string-value="0x00A6" calcext:value-type="string">
            <text:p>0x00A6</text:p>
          </table:table-cell>
          <table:table-cell office:value-type="float" office:value="166" calcext:value-type="float">
            <text:p>16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8]); &quot;0000&quot;)" office:value-type="string" office:string-value="0x00A7" calcext:value-type="string">
            <text:p>0x00A7</text:p>
          </table:table-cell>
          <table:table-cell office:value-type="float" office:value="167" calcext:value-type="float">
            <text:p>16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79]); &quot;0000&quot;)" office:value-type="string" office:string-value="0x00A8" calcext:value-type="string">
            <text:p>0x00A8</text:p>
          </table:table-cell>
          <table:table-cell office:value-type="float" office:value="168" calcext:value-type="float">
            <text:p>16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0]); &quot;0000&quot;)" office:value-type="string" office:string-value="0x00A9" calcext:value-type="string">
            <text:p>0x00A9</text:p>
          </table:table-cell>
          <table:table-cell office:value-type="float" office:value="169" calcext:value-type="float">
            <text:p>16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1]); &quot;0000&quot;)" office:value-type="string" office:string-value="0x00AA" calcext:value-type="string">
            <text:p>0x00AA</text:p>
          </table:table-cell>
          <table:table-cell office:value-type="float" office:value="170" calcext:value-type="float">
            <text:p>17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2]); &quot;0000&quot;)" office:value-type="string" office:string-value="0x00AB" calcext:value-type="string">
            <text:p>0x00AB</text:p>
          </table:table-cell>
          <table:table-cell office:value-type="float" office:value="171" calcext:value-type="float">
            <text:p>17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3]); &quot;0000&quot;)" office:value-type="string" office:string-value="0x00AC" calcext:value-type="string">
            <text:p>0x00AC</text:p>
          </table:table-cell>
          <table:table-cell office:value-type="float" office:value="172" calcext:value-type="float">
            <text:p>17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4]); &quot;0000&quot;)" office:value-type="string" office:string-value="0x00AD" calcext:value-type="string">
            <text:p>0x00AD</text:p>
          </table:table-cell>
          <table:table-cell office:value-type="float" office:value="173" calcext:value-type="float">
            <text:p>17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5]); &quot;0000&quot;)" office:value-type="string" office:string-value="0x00AE" calcext:value-type="string">
            <text:p>0x00AE</text:p>
          </table:table-cell>
          <table:table-cell office:value-type="float" office:value="174" calcext:value-type="float">
            <text:p>17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6]); &quot;0000&quot;)" office:value-type="string" office:string-value="0x00AF" calcext:value-type="string">
            <text:p>0x00AF</text:p>
          </table:table-cell>
          <table:table-cell office:value-type="float" office:value="175" calcext:value-type="float">
            <text:p>17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7]); &quot;0000&quot;)" office:value-type="string" office:string-value="0x00B0" calcext:value-type="string">
            <text:p>0x00B0</text:p>
          </table:table-cell>
          <table:table-cell office:value-type="float" office:value="176" calcext:value-type="float">
            <text:p>17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8]); &quot;0000&quot;)" office:value-type="string" office:string-value="0x00B1" calcext:value-type="string">
            <text:p>0x00B1</text:p>
          </table:table-cell>
          <table:table-cell office:value-type="float" office:value="177" calcext:value-type="float">
            <text:p>17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89]); &quot;0000&quot;)" office:value-type="string" office:string-value="0x00B2" calcext:value-type="string">
            <text:p>0x00B2</text:p>
          </table:table-cell>
          <table:table-cell office:value-type="float" office:value="178" calcext:value-type="float">
            <text:p>17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0]); &quot;0000&quot;)" office:value-type="string" office:string-value="0x00B3" calcext:value-type="string">
            <text:p>0x00B3</text:p>
          </table:table-cell>
          <table:table-cell office:value-type="float" office:value="179" calcext:value-type="float">
            <text:p>17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1]); &quot;0000&quot;)" office:value-type="string" office:string-value="0x00B4" calcext:value-type="string">
            <text:p>0x00B4</text:p>
          </table:table-cell>
          <table:table-cell office:value-type="float" office:value="180" calcext:value-type="float">
            <text:p>18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2]); &quot;0000&quot;)" office:value-type="string" office:string-value="0x00B5" calcext:value-type="string">
            <text:p>0x00B5</text:p>
          </table:table-cell>
          <table:table-cell office:value-type="float" office:value="181" calcext:value-type="float">
            <text:p>18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3]); &quot;0000&quot;)" office:value-type="string" office:string-value="0x00B6" calcext:value-type="string">
            <text:p>0x00B6</text:p>
          </table:table-cell>
          <table:table-cell office:value-type="float" office:value="182" calcext:value-type="float">
            <text:p>18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4]); &quot;0000&quot;)" office:value-type="string" office:string-value="0x00B7" calcext:value-type="string">
            <text:p>0x00B7</text:p>
          </table:table-cell>
          <table:table-cell office:value-type="float" office:value="183" calcext:value-type="float">
            <text:p>18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5]); &quot;0000&quot;)" office:value-type="string" office:string-value="0x00B8" calcext:value-type="string">
            <text:p>0x00B8</text:p>
          </table:table-cell>
          <table:table-cell office:value-type="float" office:value="184" calcext:value-type="float">
            <text:p>18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6]); &quot;0000&quot;)" office:value-type="string" office:string-value="0x00B9" calcext:value-type="string">
            <text:p>0x00B9</text:p>
          </table:table-cell>
          <table:table-cell office:value-type="float" office:value="185" calcext:value-type="float">
            <text:p>18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7]); &quot;0000&quot;)" office:value-type="string" office:string-value="0x00BA" calcext:value-type="string">
            <text:p>0x00BA</text:p>
          </table:table-cell>
          <table:table-cell office:value-type="float" office:value="186" calcext:value-type="float">
            <text:p>18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8]); &quot;0000&quot;)" office:value-type="string" office:string-value="0x00BB" calcext:value-type="string">
            <text:p>0x00BB</text:p>
          </table:table-cell>
          <table:table-cell office:value-type="float" office:value="187" calcext:value-type="float">
            <text:p>18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199]); &quot;0000&quot;)" office:value-type="string" office:string-value="0x00BC" calcext:value-type="string">
            <text:p>0x00BC</text:p>
          </table:table-cell>
          <table:table-cell office:value-type="float" office:value="188" calcext:value-type="float">
            <text:p>18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0]); &quot;0000&quot;)" office:value-type="string" office:string-value="0x00BD" calcext:value-type="string">
            <text:p>0x00BD</text:p>
          </table:table-cell>
          <table:table-cell office:value-type="float" office:value="189" calcext:value-type="float">
            <text:p>18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1]); &quot;0000&quot;)" office:value-type="string" office:string-value="0x00BE" calcext:value-type="string">
            <text:p>0x00BE</text:p>
          </table:table-cell>
          <table:table-cell office:value-type="float" office:value="190" calcext:value-type="float">
            <text:p>19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2]); &quot;0000&quot;)" office:value-type="string" office:string-value="0x00BF" calcext:value-type="string">
            <text:p>0x00BF</text:p>
          </table:table-cell>
          <table:table-cell office:value-type="float" office:value="191" calcext:value-type="float">
            <text:p>19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3]); &quot;0000&quot;)" office:value-type="string" office:string-value="0x00C0" calcext:value-type="string">
            <text:p>0x00C0</text:p>
          </table:table-cell>
          <table:table-cell office:value-type="float" office:value="192" calcext:value-type="float">
            <text:p>19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4]); &quot;0000&quot;)" office:value-type="string" office:string-value="0x00C1" calcext:value-type="string">
            <text:p>0x00C1</text:p>
          </table:table-cell>
          <table:table-cell office:value-type="float" office:value="193" calcext:value-type="float">
            <text:p>19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5]); &quot;0000&quot;)" office:value-type="string" office:string-value="0x00C2" calcext:value-type="string">
            <text:p>0x00C2</text:p>
          </table:table-cell>
          <table:table-cell office:value-type="float" office:value="194" calcext:value-type="float">
            <text:p>19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6]); &quot;0000&quot;)" office:value-type="string" office:string-value="0x00C3" calcext:value-type="string">
            <text:p>0x00C3</text:p>
          </table:table-cell>
          <table:table-cell office:value-type="float" office:value="195" calcext:value-type="float">
            <text:p>19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7]); &quot;0000&quot;)" office:value-type="string" office:string-value="0x00C4" calcext:value-type="string">
            <text:p>0x00C4</text:p>
          </table:table-cell>
          <table:table-cell office:value-type="float" office:value="196" calcext:value-type="float">
            <text:p>19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8]); &quot;0000&quot;)" office:value-type="string" office:string-value="0x00C5" calcext:value-type="string">
            <text:p>0x00C5</text:p>
          </table:table-cell>
          <table:table-cell office:value-type="float" office:value="197" calcext:value-type="float">
            <text:p>19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09]); &quot;0000&quot;)" office:value-type="string" office:string-value="0x00C6" calcext:value-type="string">
            <text:p>0x00C6</text:p>
          </table:table-cell>
          <table:table-cell office:value-type="float" office:value="198" calcext:value-type="float">
            <text:p>19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0]); &quot;0000&quot;)" office:value-type="string" office:string-value="0x00C7" calcext:value-type="string">
            <text:p>0x00C7</text:p>
          </table:table-cell>
          <table:table-cell office:value-type="float" office:value="199" calcext:value-type="float">
            <text:p>19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1]); &quot;0000&quot;)" office:value-type="string" office:string-value="0x00C8" calcext:value-type="string">
            <text:p>0x00C8</text:p>
          </table:table-cell>
          <table:table-cell office:value-type="float" office:value="200" calcext:value-type="float">
            <text:p>20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2]); &quot;0000&quot;)" office:value-type="string" office:string-value="0x00C9" calcext:value-type="string">
            <text:p>0x00C9</text:p>
          </table:table-cell>
          <table:table-cell office:value-type="float" office:value="201" calcext:value-type="float">
            <text:p>20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3]); &quot;0000&quot;)" office:value-type="string" office:string-value="0x00CA" calcext:value-type="string">
            <text:p>0x00CA</text:p>
          </table:table-cell>
          <table:table-cell office:value-type="float" office:value="202" calcext:value-type="float">
            <text:p>20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4]); &quot;0000&quot;)" office:value-type="string" office:string-value="0x00CB" calcext:value-type="string">
            <text:p>0x00CB</text:p>
          </table:table-cell>
          <table:table-cell office:value-type="float" office:value="203" calcext:value-type="float">
            <text:p>20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5]); &quot;0000&quot;)" office:value-type="string" office:string-value="0x00CC" calcext:value-type="string">
            <text:p>0x00CC</text:p>
          </table:table-cell>
          <table:table-cell office:value-type="float" office:value="204" calcext:value-type="float">
            <text:p>20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6]); &quot;0000&quot;)" office:value-type="string" office:string-value="0x00CD" calcext:value-type="string">
            <text:p>0x00CD</text:p>
          </table:table-cell>
          <table:table-cell office:value-type="float" office:value="205" calcext:value-type="float">
            <text:p>20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7]); &quot;0000&quot;)" office:value-type="string" office:string-value="0x00CE" calcext:value-type="string">
            <text:p>0x00CE</text:p>
          </table:table-cell>
          <table:table-cell office:value-type="float" office:value="206" calcext:value-type="float">
            <text:p>20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8]); &quot;0000&quot;)" office:value-type="string" office:string-value="0x00CF" calcext:value-type="string">
            <text:p>0x00CF</text:p>
          </table:table-cell>
          <table:table-cell office:value-type="float" office:value="207" calcext:value-type="float">
            <text:p>20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19]); &quot;0000&quot;)" office:value-type="string" office:string-value="0x00D0" calcext:value-type="string">
            <text:p>0x00D0</text:p>
          </table:table-cell>
          <table:table-cell office:value-type="float" office:value="208" calcext:value-type="float">
            <text:p>20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0]); &quot;0000&quot;)" office:value-type="string" office:string-value="0x00D1" calcext:value-type="string">
            <text:p>0x00D1</text:p>
          </table:table-cell>
          <table:table-cell office:value-type="float" office:value="209" calcext:value-type="float">
            <text:p>20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1]); &quot;0000&quot;)" office:value-type="string" office:string-value="0x00D2" calcext:value-type="string">
            <text:p>0x00D2</text:p>
          </table:table-cell>
          <table:table-cell office:value-type="float" office:value="210" calcext:value-type="float">
            <text:p>21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2]); &quot;0000&quot;)" office:value-type="string" office:string-value="0x00D3" calcext:value-type="string">
            <text:p>0x00D3</text:p>
          </table:table-cell>
          <table:table-cell office:value-type="float" office:value="211" calcext:value-type="float">
            <text:p>21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3]); &quot;0000&quot;)" office:value-type="string" office:string-value="0x00D4" calcext:value-type="string">
            <text:p>0x00D4</text:p>
          </table:table-cell>
          <table:table-cell office:value-type="float" office:value="212" calcext:value-type="float">
            <text:p>21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4]); &quot;0000&quot;)" office:value-type="string" office:string-value="0x00D5" calcext:value-type="string">
            <text:p>0x00D5</text:p>
          </table:table-cell>
          <table:table-cell office:value-type="float" office:value="213" calcext:value-type="float">
            <text:p>21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5]); &quot;0000&quot;)" office:value-type="string" office:string-value="0x00D6" calcext:value-type="string">
            <text:p>0x00D6</text:p>
          </table:table-cell>
          <table:table-cell office:value-type="float" office:value="214" calcext:value-type="float">
            <text:p>21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6]); &quot;0000&quot;)" office:value-type="string" office:string-value="0x00D7" calcext:value-type="string">
            <text:p>0x00D7</text:p>
          </table:table-cell>
          <table:table-cell office:value-type="float" office:value="215" calcext:value-type="float">
            <text:p>21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7]); &quot;0000&quot;)" office:value-type="string" office:string-value="0x00D8" calcext:value-type="string">
            <text:p>0x00D8</text:p>
          </table:table-cell>
          <table:table-cell office:value-type="float" office:value="216" calcext:value-type="float">
            <text:p>21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8]); &quot;0000&quot;)" office:value-type="string" office:string-value="0x00D9" calcext:value-type="string">
            <text:p>0x00D9</text:p>
          </table:table-cell>
          <table:table-cell office:value-type="float" office:value="217" calcext:value-type="float">
            <text:p>21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29]); &quot;0000&quot;)" office:value-type="string" office:string-value="0x00DA" calcext:value-type="string">
            <text:p>0x00DA</text:p>
          </table:table-cell>
          <table:table-cell office:value-type="float" office:value="218" calcext:value-type="float">
            <text:p>21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0]); &quot;0000&quot;)" office:value-type="string" office:string-value="0x00DB" calcext:value-type="string">
            <text:p>0x00DB</text:p>
          </table:table-cell>
          <table:table-cell office:value-type="float" office:value="219" calcext:value-type="float">
            <text:p>21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1]); &quot;0000&quot;)" office:value-type="string" office:string-value="0x00DC" calcext:value-type="string">
            <text:p>0x00DC</text:p>
          </table:table-cell>
          <table:table-cell office:value-type="float" office:value="220" calcext:value-type="float">
            <text:p>22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2]); &quot;0000&quot;)" office:value-type="string" office:string-value="0x00DD" calcext:value-type="string">
            <text:p>0x00DD</text:p>
          </table:table-cell>
          <table:table-cell office:value-type="float" office:value="221" calcext:value-type="float">
            <text:p>22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3]); &quot;0000&quot;)" office:value-type="string" office:string-value="0x00DE" calcext:value-type="string">
            <text:p>0x00DE</text:p>
          </table:table-cell>
          <table:table-cell office:value-type="float" office:value="222" calcext:value-type="float">
            <text:p>22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4]); &quot;0000&quot;)" office:value-type="string" office:string-value="0x00DF" calcext:value-type="string">
            <text:p>0x00DF</text:p>
          </table:table-cell>
          <table:table-cell office:value-type="float" office:value="223" calcext:value-type="float">
            <text:p>22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5]); &quot;0000&quot;)" office:value-type="string" office:string-value="0x00E0" calcext:value-type="string">
            <text:p>0x00E0</text:p>
          </table:table-cell>
          <table:table-cell office:value-type="float" office:value="224" calcext:value-type="float">
            <text:p>22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6]); &quot;0000&quot;)" office:value-type="string" office:string-value="0x00E1" calcext:value-type="string">
            <text:p>0x00E1</text:p>
          </table:table-cell>
          <table:table-cell office:value-type="float" office:value="225" calcext:value-type="float">
            <text:p>22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7]); &quot;0000&quot;)" office:value-type="string" office:string-value="0x00E2" calcext:value-type="string">
            <text:p>0x00E2</text:p>
          </table:table-cell>
          <table:table-cell office:value-type="float" office:value="226" calcext:value-type="float">
            <text:p>22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8]); &quot;0000&quot;)" office:value-type="string" office:string-value="0x00E3" calcext:value-type="string">
            <text:p>0x00E3</text:p>
          </table:table-cell>
          <table:table-cell office:value-type="float" office:value="227" calcext:value-type="float">
            <text:p>22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39]); &quot;0000&quot;)" office:value-type="string" office:string-value="0x00E4" calcext:value-type="string">
            <text:p>0x00E4</text:p>
          </table:table-cell>
          <table:table-cell office:value-type="float" office:value="228" calcext:value-type="float">
            <text:p>22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0]); &quot;0000&quot;)" office:value-type="string" office:string-value="0x00E5" calcext:value-type="string">
            <text:p>0x00E5</text:p>
          </table:table-cell>
          <table:table-cell office:value-type="float" office:value="229" calcext:value-type="float">
            <text:p>22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1]); &quot;0000&quot;)" office:value-type="string" office:string-value="0x00E6" calcext:value-type="string">
            <text:p>0x00E6</text:p>
          </table:table-cell>
          <table:table-cell office:value-type="float" office:value="230" calcext:value-type="float">
            <text:p>23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2]); &quot;0000&quot;)" office:value-type="string" office:string-value="0x00E7" calcext:value-type="string">
            <text:p>0x00E7</text:p>
          </table:table-cell>
          <table:table-cell office:value-type="float" office:value="231" calcext:value-type="float">
            <text:p>23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3]); &quot;0000&quot;)" office:value-type="string" office:string-value="0x00E8" calcext:value-type="string">
            <text:p>0x00E8</text:p>
          </table:table-cell>
          <table:table-cell office:value-type="float" office:value="232" calcext:value-type="float">
            <text:p>23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4]); &quot;0000&quot;)" office:value-type="string" office:string-value="0x00E9" calcext:value-type="string">
            <text:p>0x00E9</text:p>
          </table:table-cell>
          <table:table-cell office:value-type="float" office:value="233" calcext:value-type="float">
            <text:p>23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5]); &quot;0000&quot;)" office:value-type="string" office:string-value="0x00EA" calcext:value-type="string">
            <text:p>0x00EA</text:p>
          </table:table-cell>
          <table:table-cell office:value-type="float" office:value="234" calcext:value-type="float">
            <text:p>23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6]); &quot;0000&quot;)" office:value-type="string" office:string-value="0x00EB" calcext:value-type="string">
            <text:p>0x00EB</text:p>
          </table:table-cell>
          <table:table-cell office:value-type="float" office:value="235" calcext:value-type="float">
            <text:p>23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7]); &quot;0000&quot;)" office:value-type="string" office:string-value="0x00EC" calcext:value-type="string">
            <text:p>0x00EC</text:p>
          </table:table-cell>
          <table:table-cell office:value-type="float" office:value="236" calcext:value-type="float">
            <text:p>23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8]); &quot;0000&quot;)" office:value-type="string" office:string-value="0x00ED" calcext:value-type="string">
            <text:p>0x00ED</text:p>
          </table:table-cell>
          <table:table-cell office:value-type="float" office:value="237" calcext:value-type="float">
            <text:p>23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49]); &quot;0000&quot;)" office:value-type="string" office:string-value="0x00EE" calcext:value-type="string">
            <text:p>0x00EE</text:p>
          </table:table-cell>
          <table:table-cell office:value-type="float" office:value="238" calcext:value-type="float">
            <text:p>23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0]); &quot;0000&quot;)" office:value-type="string" office:string-value="0x00EF" calcext:value-type="string">
            <text:p>0x00EF</text:p>
          </table:table-cell>
          <table:table-cell office:value-type="float" office:value="239" calcext:value-type="float">
            <text:p>23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1]); &quot;0000&quot;)" office:value-type="string" office:string-value="0x00F0" calcext:value-type="string">
            <text:p>0x00F0</text:p>
          </table:table-cell>
          <table:table-cell office:value-type="float" office:value="240" calcext:value-type="float">
            <text:p>24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2]); &quot;0000&quot;)" office:value-type="string" office:string-value="0x00F1" calcext:value-type="string">
            <text:p>0x00F1</text:p>
          </table:table-cell>
          <table:table-cell office:value-type="float" office:value="241" calcext:value-type="float">
            <text:p>24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3]); &quot;0000&quot;)" office:value-type="string" office:string-value="0x00F2" calcext:value-type="string">
            <text:p>0x00F2</text:p>
          </table:table-cell>
          <table:table-cell office:value-type="float" office:value="242" calcext:value-type="float">
            <text:p>24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4]); &quot;0000&quot;)" office:value-type="string" office:string-value="0x00F3" calcext:value-type="string">
            <text:p>0x00F3</text:p>
          </table:table-cell>
          <table:table-cell office:value-type="float" office:value="243" calcext:value-type="float">
            <text:p>24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5]); &quot;0000&quot;)" office:value-type="string" office:string-value="0x00F4" calcext:value-type="string">
            <text:p>0x00F4</text:p>
          </table:table-cell>
          <table:table-cell office:value-type="float" office:value="244" calcext:value-type="float">
            <text:p>24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6]); &quot;0000&quot;)" office:value-type="string" office:string-value="0x00F5" calcext:value-type="string">
            <text:p>0x00F5</text:p>
          </table:table-cell>
          <table:table-cell office:value-type="float" office:value="245" calcext:value-type="float">
            <text:p>24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7]); &quot;0000&quot;)" office:value-type="string" office:string-value="0x00F6" calcext:value-type="string">
            <text:p>0x00F6</text:p>
          </table:table-cell>
          <table:table-cell office:value-type="float" office:value="246" calcext:value-type="float">
            <text:p>24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8]); &quot;0000&quot;)" office:value-type="string" office:string-value="0x00F7" calcext:value-type="string">
            <text:p>0x00F7</text:p>
          </table:table-cell>
          <table:table-cell office:value-type="float" office:value="247" calcext:value-type="float">
            <text:p>24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59]); &quot;0000&quot;)" office:value-type="string" office:string-value="0x00F8" calcext:value-type="string">
            <text:p>0x00F8</text:p>
          </table:table-cell>
          <table:table-cell office:value-type="float" office:value="248" calcext:value-type="float">
            <text:p>24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0]); &quot;0000&quot;)" office:value-type="string" office:string-value="0x00F9" calcext:value-type="string">
            <text:p>0x00F9</text:p>
          </table:table-cell>
          <table:table-cell office:value-type="float" office:value="249" calcext:value-type="float">
            <text:p>24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1]); &quot;0000&quot;)" office:value-type="string" office:string-value="0x00FA" calcext:value-type="string">
            <text:p>0x00FA</text:p>
          </table:table-cell>
          <table:table-cell office:value-type="float" office:value="250" calcext:value-type="float">
            <text:p>25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2]); &quot;0000&quot;)" office:value-type="string" office:string-value="0x00FB" calcext:value-type="string">
            <text:p>0x00FB</text:p>
          </table:table-cell>
          <table:table-cell office:value-type="float" office:value="251" calcext:value-type="float">
            <text:p>25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3]); &quot;0000&quot;)" office:value-type="string" office:string-value="0x00FC" calcext:value-type="string">
            <text:p>0x00FC</text:p>
          </table:table-cell>
          <table:table-cell office:value-type="float" office:value="252" calcext:value-type="float">
            <text:p>25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4]); &quot;0000&quot;)" office:value-type="string" office:string-value="0x00FD" calcext:value-type="string">
            <text:p>0x00FD</text:p>
          </table:table-cell>
          <table:table-cell office:value-type="float" office:value="253" calcext:value-type="float">
            <text:p>25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5]); &quot;0000&quot;)" office:value-type="string" office:string-value="0x00FE" calcext:value-type="string">
            <text:p>0x00FE</text:p>
          </table:table-cell>
          <table:table-cell office:value-type="float" office:value="254" calcext:value-type="float">
            <text:p>25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0&quot; &amp; TEXT(DEC2HEX([.E266]); &quot;0000&quot;)" office:value-type="string" office:string-value="0x00FF" calcext:value-type="string">
            <text:p>0x00FF</text:p>
          </table:table-cell>
          <table:table-cell office:value-type="float" office:value="255" calcext:value-type="float">
            <text:p>25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67]); &quot;0000&quot;)" office:value-type="string" office:string-value="0x0100" calcext:value-type="string">
            <text:p>0x0100</text:p>
          </table:table-cell>
          <table:table-cell office:value-type="float" office:value="256" calcext:value-type="float">
            <text:p>25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68]); &quot;0000&quot;)" office:value-type="string" office:string-value="0x0101" calcext:value-type="string">
            <text:p>0x0101</text:p>
          </table:table-cell>
          <table:table-cell office:value-type="float" office:value="257" calcext:value-type="float">
            <text:p>25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69]); &quot;0000&quot;)" office:value-type="string" office:string-value="0x0102" calcext:value-type="string">
            <text:p>0x0102</text:p>
          </table:table-cell>
          <table:table-cell office:value-type="float" office:value="258" calcext:value-type="float">
            <text:p>25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0]); &quot;0000&quot;)" office:value-type="string" office:string-value="0x0103" calcext:value-type="string">
            <text:p>0x0103</text:p>
          </table:table-cell>
          <table:table-cell office:value-type="float" office:value="259" calcext:value-type="float">
            <text:p>25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1]); &quot;0000&quot;)" office:value-type="string" office:string-value="0x0104" calcext:value-type="string">
            <text:p>0x0104</text:p>
          </table:table-cell>
          <table:table-cell office:value-type="float" office:value="260" calcext:value-type="float">
            <text:p>26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2]); &quot;0000&quot;)" office:value-type="string" office:string-value="0x0105" calcext:value-type="string">
            <text:p>0x0105</text:p>
          </table:table-cell>
          <table:table-cell office:value-type="float" office:value="261" calcext:value-type="float">
            <text:p>26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3]); &quot;0000&quot;)" office:value-type="string" office:string-value="0x0106" calcext:value-type="string">
            <text:p>0x0106</text:p>
          </table:table-cell>
          <table:table-cell office:value-type="float" office:value="262" calcext:value-type="float">
            <text:p>26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4]); &quot;0000&quot;)" office:value-type="string" office:string-value="0x0107" calcext:value-type="string">
            <text:p>0x0107</text:p>
          </table:table-cell>
          <table:table-cell office:value-type="float" office:value="263" calcext:value-type="float">
            <text:p>26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5]); &quot;0000&quot;)" office:value-type="string" office:string-value="0x0108" calcext:value-type="string">
            <text:p>0x0108</text:p>
          </table:table-cell>
          <table:table-cell office:value-type="float" office:value="264" calcext:value-type="float">
            <text:p>26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6]); &quot;0000&quot;)" office:value-type="string" office:string-value="0x0109" calcext:value-type="string">
            <text:p>0x0109</text:p>
          </table:table-cell>
          <table:table-cell office:value-type="float" office:value="265" calcext:value-type="float">
            <text:p>26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7]); &quot;0000&quot;)" office:value-type="string" office:string-value="0x10A" calcext:value-type="string">
            <text:p>0x10A</text:p>
          </table:table-cell>
          <table:table-cell office:value-type="float" office:value="266" calcext:value-type="float">
            <text:p>26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8]); &quot;0000&quot;)" office:value-type="string" office:string-value="0x10B" calcext:value-type="string">
            <text:p>0x10B</text:p>
          </table:table-cell>
          <table:table-cell office:value-type="float" office:value="267" calcext:value-type="float">
            <text:p>26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79]); &quot;0000&quot;)" office:value-type="string" office:string-value="0x10C" calcext:value-type="string">
            <text:p>0x10C</text:p>
          </table:table-cell>
          <table:table-cell office:value-type="float" office:value="268" calcext:value-type="float">
            <text:p>26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0]); &quot;0000&quot;)" office:value-type="string" office:string-value="0x10D" calcext:value-type="string">
            <text:p>0x10D</text:p>
          </table:table-cell>
          <table:table-cell office:value-type="float" office:value="269" calcext:value-type="float">
            <text:p>26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1]); &quot;0000&quot;)" office:value-type="string" office:string-value="0x10E" calcext:value-type="string">
            <text:p>0x10E</text:p>
          </table:table-cell>
          <table:table-cell office:value-type="float" office:value="270" calcext:value-type="float">
            <text:p>27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2]); &quot;0000&quot;)" office:value-type="string" office:string-value="0x10F" calcext:value-type="string">
            <text:p>0x10F</text:p>
          </table:table-cell>
          <table:table-cell office:value-type="float" office:value="271" calcext:value-type="float">
            <text:p>27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3]); &quot;0000&quot;)" office:value-type="string" office:string-value="0x0110" calcext:value-type="string">
            <text:p>0x0110</text:p>
          </table:table-cell>
          <table:table-cell office:value-type="float" office:value="272" calcext:value-type="float">
            <text:p>27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4]); &quot;0000&quot;)" office:value-type="string" office:string-value="0x0111" calcext:value-type="string">
            <text:p>0x0111</text:p>
          </table:table-cell>
          <table:table-cell office:value-type="float" office:value="273" calcext:value-type="float">
            <text:p>27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5]); &quot;0000&quot;)" office:value-type="string" office:string-value="0x0112" calcext:value-type="string">
            <text:p>0x0112</text:p>
          </table:table-cell>
          <table:table-cell office:value-type="float" office:value="274" calcext:value-type="float">
            <text:p>27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6]); &quot;0000&quot;)" office:value-type="string" office:string-value="0x0113" calcext:value-type="string">
            <text:p>0x0113</text:p>
          </table:table-cell>
          <table:table-cell office:value-type="float" office:value="275" calcext:value-type="float">
            <text:p>27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7]); &quot;0000&quot;)" office:value-type="string" office:string-value="0x0114" calcext:value-type="string">
            <text:p>0x0114</text:p>
          </table:table-cell>
          <table:table-cell office:value-type="float" office:value="276" calcext:value-type="float">
            <text:p>27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8]); &quot;0000&quot;)" office:value-type="string" office:string-value="0x0115" calcext:value-type="string">
            <text:p>0x0115</text:p>
          </table:table-cell>
          <table:table-cell office:value-type="float" office:value="277" calcext:value-type="float">
            <text:p>27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89]); &quot;0000&quot;)" office:value-type="string" office:string-value="0x0116" calcext:value-type="string">
            <text:p>0x0116</text:p>
          </table:table-cell>
          <table:table-cell office:value-type="float" office:value="278" calcext:value-type="float">
            <text:p>27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90]); &quot;0000&quot;)" office:value-type="string" office:string-value="0x0117" calcext:value-type="string">
            <text:p>0x0117</text:p>
          </table:table-cell>
          <table:table-cell office:value-type="float" office:value="279" calcext:value-type="float">
            <text:p>27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91]); &quot;0000&quot;)" office:value-type="string" office:string-value="0x0118" calcext:value-type="string">
            <text:p>0x0118</text:p>
          </table:table-cell>
          <table:table-cell office:value-type="float" office:value="280" calcext:value-type="float">
            <text:p>28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92]); &quot;0000&quot;)" office:value-type="string" office:string-value="0x0119" calcext:value-type="string">
            <text:p>0x0119</text:p>
          </table:table-cell>
          <table:table-cell office:value-type="float" office:value="281" calcext:value-type="float">
            <text:p>28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293]); &quot;0000&quot;)" office:value-type="string" office:string-value="0x011A" calcext:value-type="string">
            <text:p>0x011A</text:p>
          </table:table-cell>
          <table:table-cell office:value-type="float" office:value="282" calcext:value-type="float">
            <text:p>28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294]); &quot;0000&quot;)" office:value-type="string" office:string-value="0x011B" calcext:value-type="string">
            <text:p>0x011B</text:p>
          </table:table-cell>
          <table:table-cell office:value-type="float" office:value="283" calcext:value-type="float">
            <text:p>28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295]); &quot;0000&quot;)" office:value-type="string" office:string-value="0x011C" calcext:value-type="string">
            <text:p>0x011C</text:p>
          </table:table-cell>
          <table:table-cell office:value-type="float" office:value="284" calcext:value-type="float">
            <text:p>28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296]); &quot;0000&quot;)" office:value-type="string" office:string-value="0x011D" calcext:value-type="string">
            <text:p>0x011D</text:p>
          </table:table-cell>
          <table:table-cell office:value-type="float" office:value="285" calcext:value-type="float">
            <text:p>28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297]); &quot;0000&quot;)" office:value-type="string" office:string-value="0x011E" calcext:value-type="string">
            <text:p>0x011E</text:p>
          </table:table-cell>
          <table:table-cell office:value-type="float" office:value="286" calcext:value-type="float">
            <text:p>28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298]); &quot;0000&quot;)" office:value-type="string" office:string-value="0x011F" calcext:value-type="string">
            <text:p>0x011F</text:p>
          </table:table-cell>
          <table:table-cell office:value-type="float" office:value="287" calcext:value-type="float">
            <text:p>28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299]); &quot;0000&quot;)" office:value-type="string" office:string-value="0x0120" calcext:value-type="string">
            <text:p>0x0120</text:p>
          </table:table-cell>
          <table:table-cell office:value-type="float" office:value="288" calcext:value-type="float">
            <text:p>28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0]); &quot;0000&quot;)" office:value-type="string" office:string-value="0x0121" calcext:value-type="string">
            <text:p>0x0121</text:p>
          </table:table-cell>
          <table:table-cell office:value-type="float" office:value="289" calcext:value-type="float">
            <text:p>289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5" table:formula="of:=&quot;0x&quot; &amp; TEXT(DEC2HEX([.E301]); &quot;0000&quot;)" office:value-type="string" office:string-value="0x0122" calcext:value-type="string">
            <text:p>0x0122</text:p>
          </table:table-cell>
          <table:table-cell office:value-type="float" office:value="290" calcext:value-type="float">
            <text:p>29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2]); &quot;0000&quot;)" office:value-type="string" office:string-value="0x0123" calcext:value-type="string">
            <text:p>0x0123</text:p>
          </table:table-cell>
          <table:table-cell office:value-type="float" office:value="291" calcext:value-type="float">
            <text:p>29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3]); &quot;0000&quot;)" office:value-type="string" office:string-value="0x0124" calcext:value-type="string">
            <text:p>0x0124</text:p>
          </table:table-cell>
          <table:table-cell office:value-type="float" office:value="292" calcext:value-type="float">
            <text:p>29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4]); &quot;0000&quot;)" office:value-type="string" office:string-value="0x0125" calcext:value-type="string">
            <text:p>0x0125</text:p>
          </table:table-cell>
          <table:table-cell office:value-type="float" office:value="293" calcext:value-type="float">
            <text:p>29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5]); &quot;0000&quot;)" office:value-type="string" office:string-value="0x0126" calcext:value-type="string">
            <text:p>0x0126</text:p>
          </table:table-cell>
          <table:table-cell office:value-type="float" office:value="294" calcext:value-type="float">
            <text:p>294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6]); &quot;0000&quot;)" office:value-type="string" office:string-value="0x0127" calcext:value-type="string">
            <text:p>0x0127</text:p>
          </table:table-cell>
          <table:table-cell office:value-type="float" office:value="295" calcext:value-type="float">
            <text:p>29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7]); &quot;0000&quot;)" office:value-type="string" office:string-value="0x0128" calcext:value-type="string">
            <text:p>0x0128</text:p>
          </table:table-cell>
          <table:table-cell office:value-type="float" office:value="296" calcext:value-type="float">
            <text:p>29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&quot; &amp; TEXT(DEC2HEX([.E308]); &quot;0000&quot;)" office:value-type="string" office:string-value="0x0129" calcext:value-type="string">
            <text:p>0x0129</text:p>
          </table:table-cell>
          <table:table-cell office:value-type="float" office:value="297" calcext:value-type="float">
            <text:p>29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309]); &quot;0000&quot;)" office:value-type="string" office:string-value="0x012A" calcext:value-type="string">
            <text:p>0x012A</text:p>
          </table:table-cell>
          <table:table-cell office:value-type="float" office:value="298" calcext:value-type="float">
            <text:p>298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formula="of:=&quot;0x0&quot; &amp; TEXT(DEC2HEX([.E310]); &quot;0000&quot;)" office:value-type="string" office:string-value="0x012B" calcext:value-type="string">
            <text:p>0x012B</text:p>
          </table:table-cell>
          <table:table-cell office:value-type="float" office:value="299" calcext:value-type="float">
            <text:p>299</text:p>
          </table:table-cell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11]); &quot;0000&quot;)" office:value-type="string" office:string-value="0x012C" calcext:value-type="string">
            <text:p>0x012C</text:p>
          </table:table-cell>
          <table:table-cell office:value-type="float" office:value="300" calcext:value-type="float">
            <text:p>300</text:p>
          </table:table-cell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12]); &quot;0000&quot;)" office:value-type="string" office:string-value="0x012D" calcext:value-type="string">
            <text:p>0x012D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13]); &quot;0000&quot;)" office:value-type="string" office:string-value="0x012E" calcext:value-type="string">
            <text:p>0x012E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14]); &quot;0000&quot;)" office:value-type="string" office:string-value="0x012F" calcext:value-type="string">
            <text:p>0x012F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15]); &quot;0000&quot;)" office:value-type="string" office:string-value="0x0130" calcext:value-type="string">
            <text:p>0x013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16]); &quot;0000&quot;)" office:value-type="string" office:string-value="0x0131" calcext:value-type="string">
            <text:p>0x0131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17]); &quot;0000&quot;)" office:value-type="string" office:string-value="0x0132" calcext:value-type="string">
            <text:p>0x0132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18]); &quot;0000&quot;)" office:value-type="string" office:string-value="0x0133" calcext:value-type="string">
            <text:p>0x0133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19]); &quot;0000&quot;)" office:value-type="string" office:string-value="0x0134" calcext:value-type="string">
            <text:p>0x0134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20]); &quot;0000&quot;)" office:value-type="string" office:string-value="0x0135" calcext:value-type="string">
            <text:p>0x0135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21]); &quot;0000&quot;)" office:value-type="string" office:string-value="0x0136" calcext:value-type="string">
            <text:p>0x0136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22]); &quot;0000&quot;)" office:value-type="string" office:string-value="0x0137" calcext:value-type="string">
            <text:p>0x0137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23]); &quot;0000&quot;)" office:value-type="string" office:string-value="0x0138" calcext:value-type="string">
            <text:p>0x0138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24]); &quot;0000&quot;)" office:value-type="string" office:string-value="0x0139" calcext:value-type="string">
            <text:p>0x0139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25]); &quot;0000&quot;)" office:value-type="string" office:string-value="0x013A" calcext:value-type="string">
            <text:p>0x013A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26]); &quot;0000&quot;)" office:value-type="string" office:string-value="0x013B" calcext:value-type="string">
            <text:p>0x013B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27]); &quot;0000&quot;)" office:value-type="string" office:string-value="0x013C" calcext:value-type="string">
            <text:p>0x013C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28]); &quot;0000&quot;)" office:value-type="string" office:string-value="0x013D" calcext:value-type="string">
            <text:p>0x013D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29]); &quot;0000&quot;)" office:value-type="string" office:string-value="0x013E" calcext:value-type="string">
            <text:p>0x013E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30]); &quot;0000&quot;)" office:value-type="string" office:string-value="0x013F" calcext:value-type="string">
            <text:p>0x013F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1]); &quot;0000&quot;)" office:value-type="string" office:string-value="0x0140" calcext:value-type="string">
            <text:p>0x014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2]); &quot;0000&quot;)" office:value-type="string" office:string-value="0x0141" calcext:value-type="string">
            <text:p>0x0141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3]); &quot;0000&quot;)" office:value-type="string" office:string-value="0x0142" calcext:value-type="string">
            <text:p>0x0142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4]); &quot;0000&quot;)" office:value-type="string" office:string-value="0x0143" calcext:value-type="string">
            <text:p>0x0143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5]); &quot;0000&quot;)" office:value-type="string" office:string-value="0x0144" calcext:value-type="string">
            <text:p>0x0144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style-name="ce5" table:formula="of:=&quot;0x&quot; &amp; TEXT(DEC2HEX([.E336]); &quot;0000&quot;)" office:value-type="string" office:string-value="0x0145" calcext:value-type="string">
            <text:p>0x0145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7]); &quot;0000&quot;)" office:value-type="string" office:string-value="0x0146" calcext:value-type="string">
            <text:p>0x0146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8]); &quot;0000&quot;)" office:value-type="string" office:string-value="0x0147" calcext:value-type="string">
            <text:p>0x0147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39]); &quot;0000&quot;)" office:value-type="string" office:string-value="0x0148" calcext:value-type="string">
            <text:p>0x0148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40]); &quot;0000&quot;)" office:value-type="string" office:string-value="0x0149" calcext:value-type="string">
            <text:p>0x0149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41]); &quot;0000&quot;)" office:value-type="string" office:string-value="0x014A" calcext:value-type="string">
            <text:p>0x014A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42]); &quot;0000&quot;)" office:value-type="string" office:string-value="0x014B" calcext:value-type="string">
            <text:p>0x014B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43]); &quot;0000&quot;)" office:value-type="string" office:string-value="0x014C" calcext:value-type="string">
            <text:p>0x014C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44]); &quot;0000&quot;)" office:value-type="string" office:string-value="0x014D" calcext:value-type="string">
            <text:p>0x014D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45]); &quot;0000&quot;)" office:value-type="string" office:string-value="0x014E" calcext:value-type="string">
            <text:p>0x014E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46]); &quot;0000&quot;)" office:value-type="string" office:string-value="0x014F" calcext:value-type="string">
            <text:p>0x014F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47]); &quot;0000&quot;)" office:value-type="string" office:string-value="0x0150" calcext:value-type="string">
            <text:p>0x015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48]); &quot;0000&quot;)" office:value-type="string" office:string-value="0x0151" calcext:value-type="string">
            <text:p>0x0151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49]); &quot;0000&quot;)" office:value-type="string" office:string-value="0x0152" calcext:value-type="string">
            <text:p>0x0152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0]); &quot;0000&quot;)" office:value-type="string" office:string-value="0x0153" calcext:value-type="string">
            <text:p>0x0153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1]); &quot;0000&quot;)" office:value-type="string" office:string-value="0x0154" calcext:value-type="string">
            <text:p>0x0154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2]); &quot;0000&quot;)" office:value-type="string" office:string-value="0x0155" calcext:value-type="string">
            <text:p>0x0155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3]); &quot;0000&quot;)" office:value-type="string" office:string-value="0x0156" calcext:value-type="string">
            <text:p>0x0156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4]); &quot;0000&quot;)" office:value-type="string" office:string-value="0x0157" calcext:value-type="string">
            <text:p>0x0157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5]); &quot;0000&quot;)" office:value-type="string" office:string-value="0x0158" calcext:value-type="string">
            <text:p>0x0158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56]); &quot;0000&quot;)" office:value-type="string" office:string-value="0x0159" calcext:value-type="string">
            <text:p>0x0159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57]); &quot;0000&quot;)" office:value-type="string" office:string-value="0x015A" calcext:value-type="string">
            <text:p>0x015A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58]); &quot;0000&quot;)" office:value-type="string" office:string-value="0x015B" calcext:value-type="string">
            <text:p>0x015B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59]); &quot;0000&quot;)" office:value-type="string" office:string-value="0x015C" calcext:value-type="string">
            <text:p>0x015C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60]); &quot;0000&quot;)" office:value-type="string" office:string-value="0x015D" calcext:value-type="string">
            <text:p>0x015D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61]); &quot;0000&quot;)" office:value-type="string" office:string-value="0x015E" calcext:value-type="string">
            <text:p>0x015E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62]); &quot;0000&quot;)" office:value-type="string" office:string-value="0x015F" calcext:value-type="string">
            <text:p>0x015F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3]); &quot;0000&quot;)" office:value-type="string" office:string-value="0x0160" calcext:value-type="string">
            <text:p>0x016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4]); &quot;0000&quot;)" office:value-type="string" office:string-value="0x0161" calcext:value-type="string">
            <text:p>0x0161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5]); &quot;0000&quot;)" office:value-type="string" office:string-value="0x0162" calcext:value-type="string">
            <text:p>0x0162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6]); &quot;0000&quot;)" office:value-type="string" office:string-value="0x0163" calcext:value-type="string">
            <text:p>0x0163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7]); &quot;0000&quot;)" office:value-type="string" office:string-value="0x0164" calcext:value-type="string">
            <text:p>0x0164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8]); &quot;0000&quot;)" office:value-type="string" office:string-value="0x0165" calcext:value-type="string">
            <text:p>0x0165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69]); &quot;0000&quot;)" office:value-type="string" office:string-value="0x0166" calcext:value-type="string">
            <text:p>0x0166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70]); &quot;0000&quot;)" office:value-type="string" office:string-value="0x0167" calcext:value-type="string">
            <text:p>0x0167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style-name="ce5" table:formula="of:=&quot;0x&quot; &amp; TEXT(DEC2HEX([.E371]); &quot;0000&quot;)" office:value-type="string" office:string-value="0x0168" calcext:value-type="string">
            <text:p>0x0168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72]); &quot;0000&quot;)" office:value-type="string" office:string-value="0x0169" calcext:value-type="string">
            <text:p>0x0169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73]); &quot;0000&quot;)" office:value-type="string" office:string-value="0x016A" calcext:value-type="string">
            <text:p>0x016A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74]); &quot;0000&quot;)" office:value-type="string" office:string-value="0x016B" calcext:value-type="string">
            <text:p>0x016B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75]); &quot;0000&quot;)" office:value-type="string" office:string-value="0x016C" calcext:value-type="string">
            <text:p>0x016C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76]); &quot;0000&quot;)" office:value-type="string" office:string-value="0x016D" calcext:value-type="string">
            <text:p>0x016D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77]); &quot;0000&quot;)" office:value-type="string" office:string-value="0x016E" calcext:value-type="string">
            <text:p>0x016E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78]); &quot;0000&quot;)" office:value-type="string" office:string-value="0x016F" calcext:value-type="string">
            <text:p>0x016F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79]); &quot;0000&quot;)" office:value-type="string" office:string-value="0x0170" calcext:value-type="string">
            <text:p>0x017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0]); &quot;0000&quot;)" office:value-type="string" office:string-value="0x0171" calcext:value-type="string">
            <text:p>0x0171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1]); &quot;0000&quot;)" office:value-type="string" office:string-value="0x0172" calcext:value-type="string">
            <text:p>0x0172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2]); &quot;0000&quot;)" office:value-type="string" office:string-value="0x0173" calcext:value-type="string">
            <text:p>0x0173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3]); &quot;0000&quot;)" office:value-type="string" office:string-value="0x0174" calcext:value-type="string">
            <text:p>0x0174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4]); &quot;0000&quot;)" office:value-type="string" office:string-value="0x0175" calcext:value-type="string">
            <text:p>0x0175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5]); &quot;0000&quot;)" office:value-type="string" office:string-value="0x0176" calcext:value-type="string">
            <text:p>0x0176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6]); &quot;0000&quot;)" office:value-type="string" office:string-value="0x0177" calcext:value-type="string">
            <text:p>0x0177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7]); &quot;0000&quot;)" office:value-type="string" office:string-value="0x0178" calcext:value-type="string">
            <text:p>0x0178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88]); &quot;0000&quot;)" office:value-type="string" office:string-value="0x0179" calcext:value-type="string">
            <text:p>0x0179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89]); &quot;0000&quot;)" office:value-type="string" office:string-value="0x017A" calcext:value-type="string">
            <text:p>0x017A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90]); &quot;0000&quot;)" office:value-type="string" office:string-value="0x017B" calcext:value-type="string">
            <text:p>0x017B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91]); &quot;0000&quot;)" office:value-type="string" office:string-value="0x017C" calcext:value-type="string">
            <text:p>0x017C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92]); &quot;0000&quot;)" office:value-type="string" office:string-value="0x017D" calcext:value-type="string">
            <text:p>0x017D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93]); &quot;0000&quot;)" office:value-type="string" office:string-value="0x017E" calcext:value-type="string">
            <text:p>0x017E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394]); &quot;0000&quot;)" office:value-type="string" office:string-value="0x017F" calcext:value-type="string">
            <text:p>0x017F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95]); &quot;0000&quot;)" office:value-type="string" office:string-value="0x0180" calcext:value-type="string">
            <text:p>0x018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96]); &quot;0000&quot;)" office:value-type="string" office:string-value="0x0181" calcext:value-type="string">
            <text:p>0x0181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97]); &quot;0000&quot;)" office:value-type="string" office:string-value="0x0182" calcext:value-type="string">
            <text:p>0x0182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98]); &quot;0000&quot;)" office:value-type="string" office:string-value="0x0183" calcext:value-type="string">
            <text:p>0x0183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399]); &quot;0000&quot;)" office:value-type="string" office:string-value="0x0184" calcext:value-type="string">
            <text:p>0x0184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00]); &quot;0000&quot;)" office:value-type="string" office:string-value="0x0185" calcext:value-type="string">
            <text:p>0x0185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01]); &quot;0000&quot;)" office:value-type="string" office:string-value="0x0186" calcext:value-type="string">
            <text:p>0x0186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02]); &quot;0000&quot;)" office:value-type="string" office:string-value="0x0187" calcext:value-type="string">
            <text:p>0x0187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03]); &quot;0000&quot;)" office:value-type="string" office:string-value="0x0188" calcext:value-type="string">
            <text:p>0x0188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04]); &quot;0000&quot;)" office:value-type="string" office:string-value="0x0189" calcext:value-type="string">
            <text:p>0x0189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05]); &quot;0000&quot;)" office:value-type="string" office:string-value="0x018A" calcext:value-type="string">
            <text:p>0x018A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06]); &quot;0000&quot;)" office:value-type="string" office:string-value="0x018B" calcext:value-type="string">
            <text:p>0x018B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07]); &quot;0000&quot;)" office:value-type="string" office:string-value="0x018C" calcext:value-type="string">
            <text:p>0x018C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08]); &quot;0000&quot;)" office:value-type="string" office:string-value="0x018D" calcext:value-type="string">
            <text:p>0x018D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09]); &quot;0000&quot;)" office:value-type="string" office:string-value="0x018E" calcext:value-type="string">
            <text:p>0x018E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10]); &quot;0000&quot;)" office:value-type="string" office:string-value="0x018F" calcext:value-type="string">
            <text:p>0x018F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1]); &quot;0000&quot;)" office:value-type="string" office:string-value="0x0190" calcext:value-type="string">
            <text:p>0x019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2]); &quot;0000&quot;)" office:value-type="string" office:string-value="0x0191" calcext:value-type="string">
            <text:p>0x0191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3]); &quot;0000&quot;)" office:value-type="string" office:string-value="0x0192" calcext:value-type="string">
            <text:p>0x0192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4]); &quot;0000&quot;)" office:value-type="string" office:string-value="0x0193" calcext:value-type="string">
            <text:p>0x0193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5]); &quot;0000&quot;)" office:value-type="string" office:string-value="0x0194" calcext:value-type="string">
            <text:p>0x0194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6]); &quot;0000&quot;)" office:value-type="string" office:string-value="0x0195" calcext:value-type="string">
            <text:p>0x0195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7]); &quot;0000&quot;)" office:value-type="string" office:string-value="0x0196" calcext:value-type="string">
            <text:p>0x0196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8]); &quot;0000&quot;)" office:value-type="string" office:string-value="0x0197" calcext:value-type="string">
            <text:p>0x0197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19]); &quot;0000&quot;)" office:value-type="string" office:string-value="0x0198" calcext:value-type="string">
            <text:p>0x0198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420]); &quot;0000&quot;)" office:value-type="string" office:string-value="0x0199" calcext:value-type="string">
            <text:p>0x0199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1]); &quot;0000&quot;)" office:value-type="string" office:string-value="0x019A" calcext:value-type="string">
            <text:p>0x019A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2]); &quot;0000&quot;)" office:value-type="string" office:string-value="0x019B" calcext:value-type="string">
            <text:p>0x019B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3]); &quot;0000&quot;)" office:value-type="string" office:string-value="0x019C" calcext:value-type="string">
            <text:p>0x019C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4]); &quot;0000&quot;)" office:value-type="string" office:string-value="0x019D" calcext:value-type="string">
            <text:p>0x019D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5]); &quot;0000&quot;)" office:value-type="string" office:string-value="0x019E" calcext:value-type="string">
            <text:p>0x019E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6]); &quot;0000&quot;)" office:value-type="string" office:string-value="0x019F" calcext:value-type="string">
            <text:p>0x019F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7]); &quot;0000&quot;)" office:value-type="string" office:string-value="0x01A0" calcext:value-type="string">
            <text:p>0x01A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8]); &quot;0000&quot;)" office:value-type="string" office:string-value="0x01A1" calcext:value-type="string">
            <text:p>0x01A1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29]); &quot;0000&quot;)" office:value-type="string" office:string-value="0x01A2" calcext:value-type="string">
            <text:p>0x01A2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0]); &quot;0000&quot;)" office:value-type="string" office:string-value="0x01A3" calcext:value-type="string">
            <text:p>0x01A3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1]); &quot;0000&quot;)" office:value-type="string" office:string-value="0x01A4" calcext:value-type="string">
            <text:p>0x01A4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2]); &quot;0000&quot;)" office:value-type="string" office:string-value="0x01A5" calcext:value-type="string">
            <text:p>0x01A5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3]); &quot;0000&quot;)" office:value-type="string" office:string-value="0x01A6" calcext:value-type="string">
            <text:p>0x01A6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4]); &quot;0000&quot;)" office:value-type="string" office:string-value="0x01A7" calcext:value-type="string">
            <text:p>0x01A7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5]); &quot;0000&quot;)" office:value-type="string" office:string-value="0x01A8" calcext:value-type="string">
            <text:p>0x01A8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6]); &quot;0000&quot;)" office:value-type="string" office:string-value="0x01A9" calcext:value-type="string">
            <text:p>0x01A9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7]); &quot;0000&quot;)" office:value-type="string" office:string-value="0x01AA" calcext:value-type="string">
            <text:p>0x01AA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8]); &quot;0000&quot;)" office:value-type="string" office:string-value="0x01AB" calcext:value-type="string">
            <text:p>0x01AB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39]); &quot;0000&quot;)" office:value-type="string" office:string-value="0x01AC" calcext:value-type="string">
            <text:p>0x01AC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0]); &quot;0000&quot;)" office:value-type="string" office:string-value="0x01AD" calcext:value-type="string">
            <text:p>0x01AD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1]); &quot;0000&quot;)" office:value-type="string" office:string-value="0x01AE" calcext:value-type="string">
            <text:p>0x01AE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2]); &quot;0000&quot;)" office:value-type="string" office:string-value="0x01AF" calcext:value-type="string">
            <text:p>0x01AF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3]); &quot;0000&quot;)" office:value-type="string" office:string-value="0x01B0" calcext:value-type="string">
            <text:p>0x01B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4]); &quot;0000&quot;)" office:value-type="string" office:string-value="0x01B1" calcext:value-type="string">
            <text:p>0x01B1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5]); &quot;0000&quot;)" office:value-type="string" office:string-value="0x01B2" calcext:value-type="string">
            <text:p>0x01B2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6]); &quot;0000&quot;)" office:value-type="string" office:string-value="0x01B3" calcext:value-type="string">
            <text:p>0x01B3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7]); &quot;0000&quot;)" office:value-type="string" office:string-value="0x01B4" calcext:value-type="string">
            <text:p>0x01B4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8]); &quot;0000&quot;)" office:value-type="string" office:string-value="0x01B5" calcext:value-type="string">
            <text:p>0x01B5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49]); &quot;0000&quot;)" office:value-type="string" office:string-value="0x01B6" calcext:value-type="string">
            <text:p>0x01B6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0]); &quot;0000&quot;)" office:value-type="string" office:string-value="0x01B7" calcext:value-type="string">
            <text:p>0x01B7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1]); &quot;0000&quot;)" office:value-type="string" office:string-value="0x01B8" calcext:value-type="string">
            <text:p>0x01B8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2]); &quot;0000&quot;)" office:value-type="string" office:string-value="0x01B9" calcext:value-type="string">
            <text:p>0x01B9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3]); &quot;0000&quot;)" office:value-type="string" office:string-value="0x01BA" calcext:value-type="string">
            <text:p>0x01BA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4]); &quot;0000&quot;)" office:value-type="string" office:string-value="0x01BB" calcext:value-type="string">
            <text:p>0x01BB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5]); &quot;0000&quot;)" office:value-type="string" office:string-value="0x01BC" calcext:value-type="string">
            <text:p>0x01BC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6]); &quot;0000&quot;)" office:value-type="string" office:string-value="0x01BD" calcext:value-type="string">
            <text:p>0x01BD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7]); &quot;0000&quot;)" office:value-type="string" office:string-value="0x01BE" calcext:value-type="string">
            <text:p>0x01BE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8]); &quot;0000&quot;)" office:value-type="string" office:string-value="0x01BF" calcext:value-type="string">
            <text:p>0x01BF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59]); &quot;0000&quot;)" office:value-type="string" office:string-value="0x01C0" calcext:value-type="string">
            <text:p>0x01C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0]); &quot;0000&quot;)" office:value-type="string" office:string-value="0x01C1" calcext:value-type="string">
            <text:p>0x01C1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1]); &quot;0000&quot;)" office:value-type="string" office:string-value="0x01C2" calcext:value-type="string">
            <text:p>0x01C2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2]); &quot;0000&quot;)" office:value-type="string" office:string-value="0x01C3" calcext:value-type="string">
            <text:p>0x01C3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3]); &quot;0000&quot;)" office:value-type="string" office:string-value="0x01C4" calcext:value-type="string">
            <text:p>0x01C4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4]); &quot;0000&quot;)" office:value-type="string" office:string-value="0x01C5" calcext:value-type="string">
            <text:p>0x01C5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5]); &quot;0000&quot;)" office:value-type="string" office:string-value="0x01C6" calcext:value-type="string">
            <text:p>0x01C6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6]); &quot;0000&quot;)" office:value-type="string" office:string-value="0x01C7" calcext:value-type="string">
            <text:p>0x01C7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7]); &quot;0000&quot;)" office:value-type="string" office:string-value="0x01C8" calcext:value-type="string">
            <text:p>0x01C8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8]); &quot;0000&quot;)" office:value-type="string" office:string-value="0x01C9" calcext:value-type="string">
            <text:p>0x01C9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69]); &quot;0000&quot;)" office:value-type="string" office:string-value="0x01CA" calcext:value-type="string">
            <text:p>0x01CA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0]); &quot;0000&quot;)" office:value-type="string" office:string-value="0x01CB" calcext:value-type="string">
            <text:p>0x01CB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1]); &quot;0000&quot;)" office:value-type="string" office:string-value="0x01CC" calcext:value-type="string">
            <text:p>0x01CC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2]); &quot;0000&quot;)" office:value-type="string" office:string-value="0x01CD" calcext:value-type="string">
            <text:p>0x01CD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3]); &quot;0000&quot;)" office:value-type="string" office:string-value="0x01CE" calcext:value-type="string">
            <text:p>0x01CE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4]); &quot;0000&quot;)" office:value-type="string" office:string-value="0x01CF" calcext:value-type="string">
            <text:p>0x01CF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5]); &quot;0000&quot;)" office:value-type="string" office:string-value="0x01D0" calcext:value-type="string">
            <text:p>0x01D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6]); &quot;0000&quot;)" office:value-type="string" office:string-value="0x01D1" calcext:value-type="string">
            <text:p>0x01D1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7]); &quot;0000&quot;)" office:value-type="string" office:string-value="0x01D2" calcext:value-type="string">
            <text:p>0x01D2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8]); &quot;0000&quot;)" office:value-type="string" office:string-value="0x01D3" calcext:value-type="string">
            <text:p>0x01D3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79]); &quot;0000&quot;)" office:value-type="string" office:string-value="0x01D4" calcext:value-type="string">
            <text:p>0x01D4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0]); &quot;0000&quot;)" office:value-type="string" office:string-value="0x01D5" calcext:value-type="string">
            <text:p>0x01D5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1]); &quot;0000&quot;)" office:value-type="string" office:string-value="0x01D6" calcext:value-type="string">
            <text:p>0x01D6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2]); &quot;0000&quot;)" office:value-type="string" office:string-value="0x01D7" calcext:value-type="string">
            <text:p>0x01D7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3]); &quot;0000&quot;)" office:value-type="string" office:string-value="0x01D8" calcext:value-type="string">
            <text:p>0x01D8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4]); &quot;0000&quot;)" office:value-type="string" office:string-value="0x01D9" calcext:value-type="string">
            <text:p>0x01D9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5]); &quot;0000&quot;)" office:value-type="string" office:string-value="0x01DA" calcext:value-type="string">
            <text:p>0x01DA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6]); &quot;0000&quot;)" office:value-type="string" office:string-value="0x01DB" calcext:value-type="string">
            <text:p>0x01DB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7]); &quot;0000&quot;)" office:value-type="string" office:string-value="0x01DC" calcext:value-type="string">
            <text:p>0x01DC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8]); &quot;0000&quot;)" office:value-type="string" office:string-value="0x01DD" calcext:value-type="string">
            <text:p>0x01DD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89]); &quot;0000&quot;)" office:value-type="string" office:string-value="0x01DE" calcext:value-type="string">
            <text:p>0x01DE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490]); &quot;0000&quot;)" office:value-type="string" office:string-value="0x01DF" calcext:value-type="string">
            <text:p>0x01DF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1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2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3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4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5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6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7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8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x01E9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1]); &quot;0000&quot;)" office:value-type="string" office:string-value="0x01EA" calcext:value-type="string">
            <text:p>0x01EA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2]); &quot;0000&quot;)" office:value-type="string" office:string-value="0x01EB" calcext:value-type="string">
            <text:p>0x01EB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3]); &quot;0000&quot;)" office:value-type="string" office:string-value="0x01EC" calcext:value-type="string">
            <text:p>0x01EC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4]); &quot;0000&quot;)" office:value-type="string" office:string-value="0x01ED" calcext:value-type="string">
            <text:p>0x01ED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5]); &quot;0000&quot;)" office:value-type="string" office:string-value="0x01EE" calcext:value-type="string">
            <text:p>0x01EE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6]); &quot;0000&quot;)" office:value-type="string" office:string-value="0x01EF" calcext:value-type="string">
            <text:p>0x01EF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7]); &quot;0000&quot;)" office:value-type="string" office:string-value="0x01F0" calcext:value-type="string">
            <text:p>0x01F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8]); &quot;0000&quot;)" office:value-type="string" office:string-value="0x01F1" calcext:value-type="string">
            <text:p>0x01F1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09]); &quot;0000&quot;)" office:value-type="string" office:string-value="0x01F2" calcext:value-type="string">
            <text:p>0x01F2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0]); &quot;0000&quot;)" office:value-type="string" office:string-value="0x01F3" calcext:value-type="string">
            <text:p>0x01F3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style-name="ce5" table:formula="of:=&quot;0x0&quot; &amp; TEXT(DEC2HEX([.E511]); &quot;0000&quot;)" office:value-type="string" office:string-value="0x01F4" calcext:value-type="string">
            <text:p>0x01F4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2]); &quot;0000&quot;)" office:value-type="string" office:string-value="0x01F5" calcext:value-type="string">
            <text:p>0x01F5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3]); &quot;0000&quot;)" office:value-type="string" office:string-value="0x01F6" calcext:value-type="string">
            <text:p>0x01F6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4]); &quot;0000&quot;)" office:value-type="string" office:string-value="0x01F7" calcext:value-type="string">
            <text:p>0x01F7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5]); &quot;0000&quot;)" office:value-type="string" office:string-value="0x01F8" calcext:value-type="string">
            <text:p>0x01F8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6]); &quot;0000&quot;)" office:value-type="string" office:string-value="0x01F9" calcext:value-type="string">
            <text:p>0x01F9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7]); &quot;0000&quot;)" office:value-type="string" office:string-value="0x01FA" calcext:value-type="string">
            <text:p>0x01FA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8]); &quot;0000&quot;)" office:value-type="string" office:string-value="0x01FB" calcext:value-type="string">
            <text:p>0x01FB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19]); &quot;0000&quot;)" office:value-type="string" office:string-value="0x01FC" calcext:value-type="string">
            <text:p>0x01FC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20]); &quot;0000&quot;)" office:value-type="string" office:string-value="0x01FD" calcext:value-type="string">
            <text:p>0x01FD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21]); &quot;0000&quot;)" office:value-type="string" office:string-value="0x01FE" calcext:value-type="string">
            <text:p>0x01FE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0&quot; &amp; TEXT(DEC2HEX([.E522]); &quot;0000&quot;)" office:value-type="string" office:string-value="0x01FF" calcext:value-type="string">
            <text:p>0x01FF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table:formula="of:=&quot;0x&quot; &amp; TEXT(DEC2HEX([.E523]); &quot;0000&quot;)" office:value-type="string" office:string-value="0x0200" calcext:value-type="string">
            <text:p>0x02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01:43.052415695</meta:creation-date>
    <meta:generator>LibreOffice/7.3.7.2$Linux_X86_64 LibreOffice_project/30$Build-2</meta:generator>
    <dc:date>2024-07-27T20:30:23.933631145</dc:date>
    <meta:editing-duration>PT52M30S</meta:editing-duration>
    <meta:editing-cycles>5</meta:editing-cycles>
    <meta:document-statistic meta:table-count="1" meta:cell-count="1109" meta:object-count="0"/>
  </office:meta>
</office:document-meta>
</file>